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Pictures/10000000000000080000000820A1E16DA75ED138.png" manifest:media-type="image/png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20A1E16DA75ED138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20A1E16DA75ED138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Pictures/10000000000000080000000820A1E16DA75ED138.png" manifest:media-type="image/png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Pictures/10000000000000080000000820A1E16DA75ED138.png" manifest:media-type="image/png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Pictures/10000000000000080000000820A1E16DA75ED138.png" manifest:media-type="image/png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Pictures/10000000000000080000000820A1E16DA75ED138.png" manifest:media-type="image/png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Pictures/10000000000000080000000820A1E16DA75ED138.png" manifest:media-type="image/png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Pictures/10000000000000080000000820A1E16DA75ED138.png" manifest:media-type="image/png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74cm"/>
    </style:style>
    <style:style style:name="co2" style:family="table-column">
      <style:table-column-properties fo:break-before="auto" style:column-width="2.401cm"/>
    </style:style>
    <style:style style:name="ro1" style:family="table-row">
      <style:table-row-properties style:row-height="1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fffa" style:text-align-source="fix" style:repeat-content="false" style:vertical-align="middle"/>
      <style:paragraph-properties fo:text-align="center" fo:margin-left="0cm"/>
      <style:text-properties fo:color="#000000" style:font-name="Cascadia Code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000000" style:diagonal-tl-br="0.06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fffff" style:font-name="Cascadia Code" fo:font-size="14pt" style:font-size-asian="14pt" style:font-size-complex="14pt"/>
    </style:style>
    <style:style style:name="ce3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style:font-name="Cascadia Code" fo:font-size="14pt" style:font-size-asian="14pt" style:font-size-complex="14pt"/>
    </style:style>
    <style:style style:name="ce4" style:family="table-cell" style:parent-style-name="Default">
      <style:table-cell-properties fo:border-bottom="0.74pt solid #000000" fo:background-color="#e0fff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Cascadia Code" fo:font-size="14pt" style:font-size-asian="14pt" style:font-size-complex="14pt"/>
    </style:style>
    <style:style style:name="ce5" style:family="table-cell" style:parent-style-name="Default">
      <style:table-cell-properties fo:background-color="#e0ffff" style:text-align-source="fix" style:repeat-content="false" style:vertical-align="middle"/>
      <style:paragraph-properties fo:text-align="center" fo:margin-left="0cm"/>
      <style:text-properties style:font-name="Cascadia Code" fo:font-size="14pt" style:font-size-asian="14pt" style:font-size-complex="14pt"/>
    </style:style>
    <style:style style:name="ce6" style:family="table-cell" style:parent-style-name="Default">
      <style:table-cell-properties fo:border-bottom="0.74pt solid #000000" fo:background-color="#e0fff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scadia Code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scadia Code" fo:font-size="14pt" style:font-size-asian="14pt" style:font-size-complex="14pt"/>
    </style:style>
    <style:style style:name="ce8" style:family="table-cell" style:parent-style-name="Default">
      <style:table-cell-properties fo:background-color="#f5fffa" style:text-align-source="fix" style:repeat-content="false" fo:border="none" style:vertical-align="middle"/>
      <style:paragraph-properties fo:text-align="center" fo:margin-left="0cm"/>
      <style:text-properties style:font-name="Cascadia Code" fo:font-size="14pt" style:font-size-asian="14pt" style:font-size-complex="14pt"/>
    </style:style>
    <style:style style:name="ce9" style:family="table-cell" style:parent-style-name="Default">
      <style:table-cell-properties fo:border-bottom="none" fo:background-color="#a9a9a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Cascadia Code" fo:font-size="14pt" style:font-size-asian="14pt" style:font-size-complex="14pt"/>
    </style:style>
    <style:style style:name="ce10" style:family="table-cell" style:parent-style-name="Default">
      <style:table-cell-properties fo:background-color="#708090" style:text-align-source="fix" style:repeat-content="false" fo:border="0.74pt solid #000000" style:vertical-align="middle"/>
      <style:paragraph-properties fo:text-align="center" fo:margin-left="0cm"/>
      <style:text-properties style:font-name="Cascadia Code" fo:font-size="14pt" style:font-size-asian="14pt" style:font-size-complex="14pt"/>
    </style:style>
    <style:style style:name="ce11" style:family="table-cell" style:parent-style-name="Default">
      <style:table-cell-properties fo:background-color="#f8f8ff" style:text-align-source="fix" style:repeat-content="false" fo:border="0.74pt solid #000000" style:vertical-align="middle"/>
      <style:paragraph-properties fo:text-align="center" fo:margin-left="0cm"/>
      <style:text-properties style:font-name="Cascadia Code" fo:font-size="14pt" style:font-size-asian="14pt" style:font-size-complex="14pt"/>
    </style:style>
    <style:style style:name="ce12" style:family="table-cell" style:parent-style-name="Default">
      <style:table-cell-properties fo:background-color="#f5fffa" style:text-align-source="fix" style:repeat-content="false" style:vertical-align="middle"/>
      <style:paragraph-properties fo:text-align="center" fo:margin-left="0cm"/>
      <style:text-properties style:font-name="Cascadia Code" fo:font-size="14pt" style:font-size-asian="14pt" style:font-size-complex="14pt"/>
    </style:style>
    <style:style style:name="ce13" style:family="table-cell" style:parent-style-name="Default">
      <style:table-cell-properties fo:border-bottom="none" fo:background-color="#70809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Cascadia Code" fo:font-size="14pt" style:font-size-asian="14pt" style:font-size-complex="14pt"/>
    </style:style>
    <style:style style:name="ce33" style:family="table-cell" style:parent-style-name="Default">
      <style:table-cell-properties fo:background-color="#2f4f4f" style:text-align-source="fix" style:repeat-content="false" fo:border="0.74pt solid #000000" style:vertical-align="middle"/>
      <style:paragraph-properties fo:text-align="center" fo:margin-left="0cm"/>
      <style:text-properties style:font-name="Cascadia Code" fo:font-size="14pt" style:font-size-asian="14pt" style:font-size-complex="14pt"/>
    </style:style>
    <style:style style:name="ce15" style:family="table-cell" style:parent-style-name="Default">
      <style:table-cell-properties fo:background-color="#f0fff0" style:text-align-source="fix" style:repeat-content="false" fo:border="0.74pt solid #000000" style:vertical-align="middle"/>
      <style:paragraph-properties fo:text-align="center" fo:margin-left="0cm"/>
      <style:text-properties style:font-name="Cascadia Code" fo:font-size="14pt" style:font-size-asian="14pt" style:font-size-complex="14pt"/>
    </style:style>
    <style:style style:name="ce35" style:family="table-cell" style:parent-style-name="Default">
      <style:table-cell-properties fo:background-color="#a9a9a9" style:text-align-source="fix" style:repeat-content="false" fo:border="0.74pt solid #000000" style:vertical-align="middle"/>
      <style:paragraph-properties fo:text-align="center" fo:margin-left="0cm"/>
      <style:text-properties style:font-name="Cascadia Code" fo:font-size="14pt" style:font-size-asian="14pt" style:font-size-complex="14pt"/>
    </style:style>
    <style:style style:name="ce17" style:family="table-cell" style:parent-style-name="Default">
      <style:table-cell-properties fo:background-color="#faf0e6" style:text-align-source="fix" style:repeat-content="false" fo:border="0.74pt solid #000000" style:vertical-align="middle"/>
      <style:paragraph-properties fo:text-align="center" fo:margin-left="0cm"/>
      <style:text-properties style:font-name="Cascadia Code" fo:font-size="14pt" style:font-size-asian="14pt" style:font-size-complex="14pt"/>
    </style:style>
    <style:style style:name="ce1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Cascadia Code" fo:font-size="14pt" style:font-size-asian="14pt" style:font-size-complex="14pt"/>
    </style:style>
    <style:style style:name="ce19" style:family="table-cell" style:parent-style-name="Default">
      <style:table-cell-properties fo:background-color="#708090" style:text-align-source="fix" style:repeat-content="false" style:vertical-align="middle"/>
      <style:paragraph-properties fo:text-align="center" fo:margin-left="0cm"/>
      <style:text-properties style:font-name="Cascadia Code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3.197cm" svg:height="16.785cm" svg:x="2.285cm" svg:y="11.399cm">
            <draw:object draw:notify-on-update-of-ranges="Planilha1.B3:Planilha1.K3 Planilha1.A4:Planilha1.A4 Planilha1.B4:Planilha1.K4 Planilha1.A5:Planilha1.A5 Planilha1.B5:Planilha1.K5 Planilha1.A6:Planilha1.A6 Planilha1.B6:Planilha1.K6 Planilha1.A7:Planilha1.A7 Planilha1.B7:Planilha1.K7 Planilha1.A8:Planilha1.A8 Planilha1.B8:Planilha1.K8 Planilha1.A9:Planilha1.A9 Planilha1.B9:Planilha1.K9 Planilha1.A10:Planilha1.A10 Planilha1.B10:Planilha1.K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.012cm" svg:height="15.135cm" svg:x="0.968cm" svg:y="28.184cm">
            <draw:object draw:notify-on-update-of-ranges="Planilha1.B3:Planilha1.K3 Planilha1.A4:Planilha1.A4 Planilha1.B4:Planilha1.K4 Planilha1.A5:Planilha1.A5 Planilha1.B5:Planilha1.K5 Planilha1.A6:Planilha1.A6 Planilha1.B6:Planilha1.K6 Planilha1.A7:Planilha1.A7 Planilha1.B7:Planilha1.K7 Planilha1.A8:Planilha1.A8 Planilha1.B8:Planilha1.K8 Planilha1.A9:Planilha1.A9 Planilha1.B9:Planilha1.K9 Planilha1.A10:Planilha1.A10 Planilha1.B10:Planilha1.K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5.908cm" svg:height="14.583cm" svg:x="28.425cm" svg:y="12.304cm">
            <draw:object draw:notify-on-update-of-ranges="Planilha1.L3:Planilha1.U3 Planilha1.A4:Planilha1.A4 Planilha1.L4:Planilha1.U4 Planilha1.A5:Planilha1.A5 Planilha1.L5:Planilha1.U5 Planilha1.A6:Planilha1.A6 Planilha1.L6:Planilha1.U6 Planilha1.A7:Planilha1.A7 Planilha1.L7:Planilha1.U7 Planilha1.A8:Planilha1.A8 Planilha1.L8:Planilha1.U8 Planilha1.A9:Planilha1.A9 Planilha1.L9:Planilha1.U9 Planilha1.A10:Planilha1.A10 Planilha1.L10:Planilha1.U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7.298cm" svg:height="15.364cm" svg:x="28.048cm" svg:y="28.095cm">
            <draw:object draw:notify-on-update-of-ranges="Planilha1.L3:Planilha1.U3 Planilha1.A4:Planilha1.A4 Planilha1.L4:Planilha1.U4 Planilha1.A5:Planilha1.A5 Planilha1.L5:Planilha1.U5 Planilha1.A6:Planilha1.A6 Planilha1.L6:Planilha1.U6 Planilha1.A7:Planilha1.A7 Planilha1.L7:Planilha1.U7 Planilha1.A8:Planilha1.A8 Planilha1.L8:Planilha1.U8 Planilha1.A9:Planilha1.A9 Planilha1.L9:Planilha1.U9 Planilha1.A10:Planilha1.A10 Planilha1.L10:Planilha1.U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5.845cm" svg:height="17.321cm" svg:x="56.83cm" svg:y="11.76cm">
            <draw:object draw:notify-on-update-of-ranges="Planilha1.V3:Planilha1.AE3 Planilha1.A4:Planilha1.A4 Planilha1.V4:Planilha1.AE4 Planilha1.A5:Planilha1.A5 Planilha1.V5:Planilha1.AE5 Planilha1.A6:Planilha1.A6 Planilha1.V6:Planilha1.AE6 Planilha1.A7:Planilha1.A7 Planilha1.V7:Planilha1.AE7 Planilha1.A8:Planilha1.A8 Planilha1.V8:Planilha1.AE8 Planilha1.A9:Planilha1.A9 Planilha1.V9:Planilha1.AE9 Planilha1.A10:Planilha1.A10 Planilha1.V10:Planilha1.AE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5.631cm" svg:height="16.727cm" svg:x="56.564cm" svg:y="28.793cm">
            <draw:object draw:notify-on-update-of-ranges="Planilha1.V3:Planilha1.AE3 Planilha1.A4:Planilha1.A4 Planilha1.V4:Planilha1.AE4 Planilha1.A5:Planilha1.A5 Planilha1.V5:Planilha1.AE5 Planilha1.A6:Planilha1.A6 Planilha1.V6:Planilha1.AE6 Planilha1.A7:Planilha1.A7 Planilha1.V7:Planilha1.AE7 Planilha1.A8:Planilha1.A8 Planilha1.V8:Planilha1.AE8 Planilha1.A9:Planilha1.A9 Planilha1.V9:Planilha1.AE9 Planilha1.A10:Planilha1.A10 Planilha1.V10:Planilha1.AE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6.024cm" svg:height="14.269cm" svg:x="0.813cm" svg:y="45.794cm">
            <draw:object draw:notify-on-update-of-ranges="Planilha1.B3:Planilha1.K3 Planilha1.A5:Planilha1.A5 Planilha1.B5:Planilha1.K5 Planilha1.A7:Planilha1.A7 Planilha1.B7:Planilha1.K7 Planilha1.A8:Planilha1.A8 Planilha1.B8:Planilha1.K8 Planilha1.A9:Planilha1.A9 Planilha1.B9:Planilha1.K9 Planilha1.A10:Planilha1.A10 Planilha1.B10:Planilha1.K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3.711cm" svg:height="16.117cm" svg:x="29.548cm" svg:y="45.205cm">
            <draw:object draw:notify-on-update-of-ranges="Planilha1.L3:Planilha1.U3 Planilha1.A7:Planilha1.A7 Planilha1.L7:Planilha1.U7 Planilha1.A8:Planilha1.A8 Planilha1.L8:Planilha1.U8 Planilha1.A9:Planilha1.A9 Planilha1.L9:Planilha1.U9 Planilha1.A10:Planilha1.A10 Planilha1.L10:Planilha1.U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26.891cm" svg:height="15.135cm" svg:x="57.161cm" svg:y="46.423cm">
            <draw:object draw:notify-on-update-of-ranges="Planilha1.V3:Planilha1.AE3 Planilha1.A7:Planilha1.A7 Planilha1.V7:Planilha1.AE7 Planilha1.A8:Planilha1.A8 Planilha1.V8:Planilha1.AE8 Planilha1.A9:Planilha1.A9 Planilha1.V9:Planilha1.AE9 Planilha1.A10:Planilha1.A10 Planilha1.V10:Planilha1.AE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1023" table:default-cell-style-name="ce7"/>
        <table:table-row table:style-name="ro1">
          <table:table-cell table:style-name="ce1" office:value-type="string" calcext:value-type="string" table:number-columns-spanned="31" table:number-rows-spanned="1">
            <text:p>Tempo em milissegundos para a execução da ordenação</text:p>
          </table:table-cell>
          <table:covered-table-cell table:style-name="ce8"/>
          <table:covered-table-cell table:number-columns-repeated="9" table:style-name="ce12"/>
          <table:covered-table-cell table:style-name="ce8"/>
          <table:covered-table-cell table:number-columns-repeated="9" table:style-name="ce12"/>
          <table:covered-table-cell table:style-name="ce8"/>
          <table:covered-table-cell table:number-columns-repeated="9" table:style-name="ce12"/>
          <table:table-cell table:style-name="ce18" table:number-columns-repeated="993"/>
        </table:table-row>
        <table:table-row table:style-name="ro1">
          <table:table-cell table:style-name="ce2" office:value-type="string" calcext:value-type="string" table:number-columns-spanned="1" table:number-rows-spanned="2">
            <text:p>Tipo de ordenação</text:p>
          </table:table-cell>
          <table:table-cell table:style-name="ce9" office:value-type="string" calcext:value-type="string" table:number-columns-spanned="10" table:number-rows-spanned="1">
            <text:p>Ordem crescente</text:p>
          </table:table-cell>
          <table:covered-table-cell table:number-columns-repeated="9" table:style-name="ce13"/>
          <table:table-cell table:style-name="ce9" office:value-type="string" calcext:value-type="string" table:number-columns-spanned="10" table:number-rows-spanned="1">
            <text:p>Ordem decrescente</text:p>
          </table:table-cell>
          <table:covered-table-cell table:number-columns-repeated="9" table:style-name="ce13"/>
          <table:table-cell table:style-name="ce9" office:value-type="string" calcext:value-type="string" table:number-columns-spanned="10" table:number-rows-spanned="1">
            <text:p>Ordem randômica</text:p>
          </table:table-cell>
          <table:covered-table-cell table:number-columns-repeated="9" table:style-name="ce13"/>
          <table:table-cell table:style-name="ce18" table:number-columns-repeated="102"/>
          <table:table-cell table:style-name="ce19" table:number-columns-repeated="891"/>
        </table:table-row>
        <table:table-row table:style-name="ro1">
          <table:covered-table-cell table:style-name="ce3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formula="of:=SUM([.B3:.C3])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00" calcext:value-type="float">
            <text:p>10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0" calcext:value-type="float">
            <text:p>20</text:p>
          </table:table-cell>
          <table:table-cell table:style-name="ce33" table:formula="of:=SUM([.L3:.M3])" office:value-type="float" office:value="30" calcext:value-type="float">
            <text:p>3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00" calcext:value-type="float">
            <text:p>100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0" calcext:value-type="float">
            <text:p>20</text:p>
          </table:table-cell>
          <table:table-cell table:style-name="ce35" table:formula="of:=SUM([.V3:.W3])" office:value-type="float" office:value="30" calcext:value-type="float">
            <text:p>30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100" calcext:value-type="float">
            <text:p>100</text:p>
          </table:table-cell>
          <table:table-cell table:style-name="ce18" table:number-columns-repeated="102"/>
          <table:table-cell table:style-name="ce19" table:number-columns-repeated="891"/>
        </table:table-row>
        <table:table-row table:style-name="ro1">
          <table:table-cell table:style-name="ce4" office:value-type="string" calcext:value-type="string">
            <text:p>Selection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491" calcext:value-type="float">
            <text:p>491</text:p>
          </table:table-cell>
          <table:table-cell table:style-name="ce11" office:value-type="float" office:value="1102" calcext:value-type="float">
            <text:p>1102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3079" calcext:value-type="float">
            <text:p>3079</text:p>
          </table:table-cell>
          <table:table-cell table:style-name="ce11" office:value-type="float" office:value="4421" calcext:value-type="float">
            <text:p>4421</text:p>
          </table:table-cell>
          <table:table-cell table:style-name="ce11" office:value-type="float" office:value="5993" calcext:value-type="float">
            <text:p>5993</text:p>
          </table:table-cell>
          <table:table-cell table:style-name="ce11" office:value-type="float" office:value="7919" calcext:value-type="float">
            <text:p>7919</text:p>
          </table:table-cell>
          <table:table-cell table:style-name="ce11" office:value-type="float" office:value="10096" calcext:value-type="float">
            <text:p>10096</text:p>
          </table:table-cell>
          <table:table-cell table:style-name="ce11" office:value-type="float" office:value="14855" calcext:value-type="float">
            <text:p>14855</text:p>
          </table:table-cell>
          <table:table-cell table:style-name="ce15" office:value-type="float" office:value="122" calcext:value-type="float">
            <text:p>122</text:p>
          </table:table-cell>
          <table:table-cell table:style-name="ce15" office:value-type="float" office:value="499" calcext:value-type="float">
            <text:p>499</text:p>
          </table:table-cell>
          <table:table-cell table:style-name="ce15" office:value-type="float" office:value="1143" calcext:value-type="float">
            <text:p>1143</text:p>
          </table:table-cell>
          <table:table-cell table:style-name="ce15" office:value-type="float" office:value="1987" calcext:value-type="float">
            <text:p>1987</text:p>
          </table:table-cell>
          <table:table-cell table:style-name="ce15" office:value-type="float" office:value="3068" calcext:value-type="float">
            <text:p>3068</text:p>
          </table:table-cell>
          <table:table-cell table:style-name="ce15" office:value-type="float" office:value="4409" calcext:value-type="float">
            <text:p>4409</text:p>
          </table:table-cell>
          <table:table-cell table:style-name="ce15" office:value-type="float" office:value="6031" calcext:value-type="float">
            <text:p>6031</text:p>
          </table:table-cell>
          <table:table-cell table:style-name="ce15" office:value-type="float" office:value="7940" calcext:value-type="float">
            <text:p>7940</text:p>
          </table:table-cell>
          <table:table-cell table:style-name="ce15" office:value-type="float" office:value="10092" calcext:value-type="float">
            <text:p>10092</text:p>
          </table:table-cell>
          <table:table-cell table:style-name="ce15" office:value-type="float" office:value="14818" calcext:value-type="float">
            <text:p>14818</text:p>
          </table:table-cell>
          <table:table-cell table:style-name="ce17" office:value-type="float" office:value="164.7" calcext:value-type="float">
            <text:p>164,7</text:p>
          </table:table-cell>
          <table:table-cell table:style-name="ce17" office:value-type="float" office:value="662.8" calcext:value-type="float">
            <text:p>662,8</text:p>
          </table:table-cell>
          <table:table-cell table:style-name="ce17" office:value-type="float" office:value="1334.5" calcext:value-type="float">
            <text:p>1334,5</text:p>
          </table:table-cell>
          <table:table-cell table:style-name="ce17" office:value-type="float" office:value="1536.6" calcext:value-type="float">
            <text:p>1536,6</text:p>
          </table:table-cell>
          <table:table-cell table:style-name="ce17" office:value-type="float" office:value="2392.5" calcext:value-type="float">
            <text:p>2392,5</text:p>
          </table:table-cell>
          <table:table-cell table:style-name="ce17" office:value-type="float" office:value="3474.6" calcext:value-type="float">
            <text:p>3474,6</text:p>
          </table:table-cell>
          <table:table-cell table:style-name="ce17" office:value-type="float" office:value="5605.6" calcext:value-type="float">
            <text:p>5605,6</text:p>
          </table:table-cell>
          <table:table-cell table:style-name="ce17" office:value-type="float" office:value="6153" calcext:value-type="float">
            <text:p>6153</text:p>
          </table:table-cell>
          <table:table-cell table:style-name="ce17" office:value-type="float" office:value="7740.9" calcext:value-type="float">
            <text:p>7740,9</text:p>
          </table:table-cell>
          <table:table-cell table:style-name="ce17" office:value-type="float" office:value="12718.8" calcext:value-type="float">
            <text:p>12718,8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>
            <text:p>Insertio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73" calcext:value-type="float">
            <text:p>173</text:p>
          </table:table-cell>
          <table:table-cell table:style-name="ce15" office:value-type="float" office:value="667" calcext:value-type="float">
            <text:p>667</text:p>
          </table:table-cell>
          <table:table-cell table:style-name="ce15" office:value-type="float" office:value="1500" calcext:value-type="float">
            <text:p>1500</text:p>
          </table:table-cell>
          <table:table-cell table:style-name="ce15" office:value-type="float" office:value="2744" calcext:value-type="float">
            <text:p>2744</text:p>
          </table:table-cell>
          <table:table-cell table:style-name="ce15" office:value-type="float" office:value="4143" calcext:value-type="float">
            <text:p>4143</text:p>
          </table:table-cell>
          <table:table-cell table:style-name="ce15" office:value-type="float" office:value="5960" calcext:value-type="float">
            <text:p>5960</text:p>
          </table:table-cell>
          <table:table-cell table:style-name="ce15" office:value-type="float" office:value="8134" calcext:value-type="float">
            <text:p>8134</text:p>
          </table:table-cell>
          <table:table-cell table:style-name="ce15" office:value-type="float" office:value="10551" calcext:value-type="float">
            <text:p>10551</text:p>
          </table:table-cell>
          <table:table-cell table:style-name="ce15" office:value-type="float" office:value="13439" calcext:value-type="float">
            <text:p>13439</text:p>
          </table:table-cell>
          <table:table-cell table:style-name="ce15" office:value-type="float" office:value="19259" calcext:value-type="float">
            <text:p>19259</text:p>
          </table:table-cell>
          <table:table-cell table:style-name="ce17" office:value-type="float" office:value="111.4" calcext:value-type="float">
            <text:p>111,4</text:p>
          </table:table-cell>
          <table:table-cell table:style-name="ce17" office:value-type="float" office:value="400.6" calcext:value-type="float">
            <text:p>400,6</text:p>
          </table:table-cell>
          <table:table-cell table:style-name="ce17" office:value-type="float" office:value="734.3" calcext:value-type="float">
            <text:p>734,3</text:p>
          </table:table-cell>
          <table:table-cell table:style-name="ce17" office:value-type="float" office:value="1023.4" calcext:value-type="float">
            <text:p>1023,4</text:p>
          </table:table-cell>
          <table:table-cell table:style-name="ce17" office:value-type="float" office:value="1582.8" calcext:value-type="float">
            <text:p>1582,8</text:p>
          </table:table-cell>
          <table:table-cell table:style-name="ce17" office:value-type="float" office:value="2303.5" calcext:value-type="float">
            <text:p>2303,5</text:p>
          </table:table-cell>
          <table:table-cell table:style-name="ce17" office:value-type="float" office:value="4101.6" calcext:value-type="float">
            <text:p>4101,6</text:p>
          </table:table-cell>
          <table:table-cell table:style-name="ce17" office:value-type="float" office:value="4194.8" calcext:value-type="float">
            <text:p>4194,8</text:p>
          </table:table-cell>
          <table:table-cell table:style-name="ce17" office:value-type="float" office:value="5374.1" calcext:value-type="float">
            <text:p>5374,1</text:p>
          </table:table-cell>
          <table:table-cell table:style-name="ce17" office:value-type="float" office:value="8768.3" calcext:value-type="float">
            <text:p>8768,3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Bubble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1084" calcext:value-type="float">
            <text:p>1084</text:p>
          </table:table-cell>
          <table:table-cell table:style-name="ce11" office:value-type="float" office:value="1922" calcext:value-type="float">
            <text:p>1922</text:p>
          </table:table-cell>
          <table:table-cell table:style-name="ce11" office:value-type="float" office:value="3022" calcext:value-type="float">
            <text:p>3022</text:p>
          </table:table-cell>
          <table:table-cell table:style-name="ce11" office:value-type="float" office:value="4370" calcext:value-type="float">
            <text:p>4370</text:p>
          </table:table-cell>
          <table:table-cell table:style-name="ce11" office:value-type="float" office:value="5826" calcext:value-type="float">
            <text:p>5826</text:p>
          </table:table-cell>
          <table:table-cell table:style-name="ce11" office:value-type="float" office:value="7747" calcext:value-type="float">
            <text:p>7747</text:p>
          </table:table-cell>
          <table:table-cell table:style-name="ce11" office:value-type="float" office:value="9827" calcext:value-type="float">
            <text:p>9827</text:p>
          </table:table-cell>
          <table:table-cell table:style-name="ce11" office:value-type="float" office:value="14613" calcext:value-type="float">
            <text:p>14613</text:p>
          </table:table-cell>
          <table:table-cell table:style-name="ce15" office:value-type="float" office:value="388" calcext:value-type="float">
            <text:p>388</text:p>
          </table:table-cell>
          <table:table-cell table:style-name="ce15" office:value-type="float" office:value="1510" calcext:value-type="float">
            <text:p>1510</text:p>
          </table:table-cell>
          <table:table-cell table:style-name="ce15" office:value-type="float" office:value="3391" calcext:value-type="float">
            <text:p>3391</text:p>
          </table:table-cell>
          <table:table-cell table:style-name="ce15" office:value-type="float" office:value="6074" calcext:value-type="float">
            <text:p>6074</text:p>
          </table:table-cell>
          <table:table-cell table:style-name="ce15" office:value-type="float" office:value="9469" calcext:value-type="float">
            <text:p>9469</text:p>
          </table:table-cell>
          <table:table-cell table:style-name="ce15" office:value-type="float" office:value="13640" calcext:value-type="float">
            <text:p>13640</text:p>
          </table:table-cell>
          <table:table-cell table:style-name="ce15" office:value-type="float" office:value="18575" calcext:value-type="float">
            <text:p>18575</text:p>
          </table:table-cell>
          <table:table-cell table:style-name="ce15" office:value-type="float" office:value="24396" calcext:value-type="float">
            <text:p>24396</text:p>
          </table:table-cell>
          <table:table-cell table:style-name="ce15" office:value-type="float" office:value="30720" calcext:value-type="float">
            <text:p>30720</text:p>
          </table:table-cell>
          <table:table-cell table:style-name="ce15" office:value-type="float" office:value="40110" calcext:value-type="float">
            <text:p>40110</text:p>
          </table:table-cell>
          <table:table-cell table:style-name="ce17" office:value-type="float" office:value="350.8" calcext:value-type="float">
            <text:p>350,8</text:p>
          </table:table-cell>
          <table:table-cell table:style-name="ce17" office:value-type="float" office:value="1162.8" calcext:value-type="float">
            <text:p>1162,8</text:p>
          </table:table-cell>
          <table:table-cell table:style-name="ce17" office:value-type="float" office:value="4803.6" calcext:value-type="float">
            <text:p>4803,6</text:p>
          </table:table-cell>
          <table:table-cell table:style-name="ce17" office:value-type="float" office:value="4054.5" calcext:value-type="float">
            <text:p>4054,5</text:p>
          </table:table-cell>
          <table:table-cell table:style-name="ce17" office:value-type="float" office:value="6459.2" calcext:value-type="float">
            <text:p>6459,2</text:p>
          </table:table-cell>
          <table:table-cell table:style-name="ce17" office:value-type="float" office:value="9242" calcext:value-type="float">
            <text:p>9242</text:p>
          </table:table-cell>
          <table:table-cell table:style-name="ce17" office:value-type="float" office:value="17050.9" calcext:value-type="float">
            <text:p>17050,9</text:p>
          </table:table-cell>
          <table:table-cell table:style-name="ce17" office:value-type="float" office:value="17667.1" calcext:value-type="float">
            <text:p>17667,1</text:p>
          </table:table-cell>
          <table:table-cell table:style-name="ce17" office:value-type="float" office:value="21184.9" calcext:value-type="float">
            <text:p>21184,9</text:p>
          </table:table-cell>
          <table:table-cell table:style-name="ce17" office:value-type="float" office:value="34363.5" calcext:value-type="float">
            <text:p>34363,5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Merg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7" calcext:value-type="float">
            <text:p>2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9" calcext:value-type="float">
            <text:p>9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8" calcext:value-type="float">
            <text:p>28</text:p>
          </table:table-cell>
          <table:table-cell table:style-name="ce17" office:value-type="float" office:value="3.7" calcext:value-type="float">
            <text:p>3,7</text:p>
          </table:table-cell>
          <table:table-cell table:style-name="ce17" office:value-type="float" office:value="3.8" calcext:value-type="float">
            <text:p>3,8</text:p>
          </table:table-cell>
          <table:table-cell table:style-name="ce17" office:value-type="float" office:value="4.7" calcext:value-type="float">
            <text:p>4,7</text:p>
          </table:table-cell>
          <table:table-cell table:style-name="ce17" office:value-type="float" office:value="6.2" calcext:value-type="float">
            <text:p>6,2</text:p>
          </table:table-cell>
          <table:table-cell table:style-name="ce17" office:value-type="float" office:value="8.2" calcext:value-type="float">
            <text:p>8,2</text:p>
          </table:table-cell>
          <table:table-cell table:style-name="ce17" office:value-type="float" office:value="9.6" calcext:value-type="float">
            <text:p>9,6</text:p>
          </table:table-cell>
          <table:table-cell table:style-name="ce17" office:value-type="float" office:value="15.5" calcext:value-type="float">
            <text:p>15,5</text:p>
          </table:table-cell>
          <table:table-cell table:style-name="ce17" office:value-type="float" office:value="20.2" calcext:value-type="float">
            <text:p>20,2</text:p>
          </table:table-cell>
          <table:table-cell table:style-name="ce17" office:value-type="float" office:value="18.8" calcext:value-type="float">
            <text:p>18,8</text:p>
          </table:table-cell>
          <table:table-cell table:style-name="ce17" office:value-type="float" office:value="22.3" calcext:value-type="float">
            <text:p>22,3</text:p>
          </table:table-cell>
          <table:table-cell table:number-columns-repeated="993"/>
        </table:table-row>
        <table:table-row table:style-name="ro1">
          <table:table-cell table:style-name="ce6" office:value-type="string" calcext:value-type="string">
            <text:p>Shell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.3" calcext:value-type="float">
            <text:p>1,3</text:p>
          </table:table-cell>
          <table:table-cell table:style-name="ce17" office:value-type="float" office:value="3.6" calcext:value-type="float">
            <text:p>3,6</text:p>
          </table:table-cell>
          <table:table-cell table:style-name="ce17" office:value-type="float" office:value="4.6" calcext:value-type="float">
            <text:p>4,6</text:p>
          </table:table-cell>
          <table:table-cell table:style-name="ce17" office:value-type="float" office:value="4.8" calcext:value-type="float">
            <text:p>4,8</text:p>
          </table:table-cell>
          <table:table-cell table:style-name="ce17" office:value-type="float" office:value="7.9" calcext:value-type="float">
            <text:p>7,9</text:p>
          </table:table-cell>
          <table:table-cell table:style-name="ce17" office:value-type="float" office:value="9.5" calcext:value-type="float">
            <text:p>9,5</text:p>
          </table:table-cell>
          <table:table-cell table:style-name="ce17" office:value-type="float" office:value="13.6" calcext:value-type="float">
            <text:p>13,6</text:p>
          </table:table-cell>
          <table:table-cell table:style-name="ce17" office:value-type="float" office:value="13.4" calcext:value-type="float">
            <text:p>13,4</text:p>
          </table:table-cell>
          <table:table-cell table:style-name="ce17" office:value-type="float" office:value="13.2" calcext:value-type="float">
            <text:p>13,2</text:p>
          </table:table-cell>
          <table:table-cell table:style-name="ce17" office:value-type="float" office:value="16.7" calcext:value-type="float">
            <text:p>16,7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Quick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style-name="ce17" office:value-type="float" office:value="2.3" calcext:value-type="float">
            <text:p>2,3</text:p>
          </table:table-cell>
          <table:table-cell table:style-name="ce17" office:value-type="float" office:value="2.9" calcext:value-type="float">
            <text:p>2,9</text:p>
          </table:table-cell>
          <table:table-cell table:style-name="ce17" office:value-type="float" office:value="3.8" calcext:value-type="float">
            <text:p>3,8</text:p>
          </table:table-cell>
          <table:table-cell table:style-name="ce17" office:value-type="float" office:value="5.5" calcext:value-type="float">
            <text:p>5,5</text:p>
          </table:table-cell>
          <table:table-cell table:number-columns-repeated="2" table:style-name="ce17" office:value-type="float" office:value="5.8" calcext:value-type="float">
            <text:p>5,8</text:p>
          </table:table-cell>
          <table:table-cell table:style-name="ce17" office:value-type="float" office:value="9.5" calcext:value-type="float">
            <text:p>9,5</text:p>
          </table:table-cell>
          <table:table-cell table:style-name="ce17" office:value-type="float" office:value="10.4" calcext:value-type="float">
            <text:p>10,4</text:p>
          </table:table-cell>
          <table:table-cell table:style-name="ce17" office:value-type="float" office:value="9.7" calcext:value-type="float">
            <text:p>9,7</text:p>
          </table:table-cell>
          <table:table-cell table:style-name="ce17" office:value-type="float" office:value="14.8" calcext:value-type="float">
            <text:p>14,8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Heap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4" table:style-name="ce15" office:value-type="float" office:value="10" calcext:value-type="float">
            <text:p>10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1" calcext:value-type="float">
            <text:p>11</text:p>
          </table:table-cell>
          <table:table-cell table:style-name="ce17" office:value-type="float" office:value="2.3" calcext:value-type="float">
            <text:p>2,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2" calcext:value-type="float">
            <text:p>1,2</text:p>
          </table:table-cell>
          <table:table-cell table:style-name="ce17" office:value-type="float" office:value="4.8" calcext:value-type="float">
            <text:p>4,8</text:p>
          </table:table-cell>
          <table:table-cell table:style-name="ce17" office:value-type="float" office:value="4.4" calcext:value-type="float">
            <text:p>4,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9.8" calcext:value-type="float">
            <text:p>9,8</text:p>
          </table:table-cell>
          <table:table-cell table:style-name="ce17" office:value-type="float" office:value="10.4" calcext:value-type="float">
            <text:p>10,4</text:p>
          </table:table-cell>
          <table:table-cell table:style-name="ce17" office:value-type="float" office:value="10.6" calcext:value-type="float">
            <text:p>10,6</text:p>
          </table:table-cell>
          <table:table-cell table:style-name="ce17" office:value-type="float" office:value="10.7" calcext:value-type="float">
            <text:p>10,7</text:p>
          </table:table-cell>
          <table:table-cell table:number-columns-repeated="99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9T22:25:30.018000000</meta:creation-date>
    <dc:date>2023-05-20T17:26:46.181000000</dc:date>
    <meta:editing-duration>PT1H48M40S</meta:editing-duration>
    <meta:editing-cycles>9</meta:editing-cycles>
    <meta:generator>LibreOffice/7.3.4.2$Windows_X86_64 LibreOffice_project/728fec16bd5f605073805c3c9e7c4212a0120dc5</meta:generator>
    <meta:document-statistic meta:table-count="1" meta:cell-count="252" meta:object-count="9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198cm" svg:height="16.786cm" xlink:href=".." xlink:type="simple" chart:class="chart:line" chart:style-name="ch1">
        <chart:title svg:x="7.78cm" svg:y="0.471cm" chart:style-name="ch2">
          <text:p>Tempo para execução da ordenação</text:p>
        </chart:title>
        <chart:subtitle svg:x="10.163cm" svg:y="1.611cm" chart:style-name="ch3">
          <text:p>Ordem cresente</text:p>
        </chart:subtitle>
        <chart:legend chart:legend-position="end" svg:x="20.982cm" svg:y="6.579cm" style:legend-expansion="high" chart:style-name="ch4"/>
        <chart:plot-area chart:style-name="ch5" table:cell-range-address="Planilha1.A3:Planilha1.K10" chart:data-source-has-labels="both" svg:x="1.795cm" svg:y="3.057cm" svg:width="18.501cm" svg:height="12.557cm" dr3d:transform="matrix (0.990761185990937 0.020516839320399 0.134057195398578 -0.0316374075143616 0.99618270776775 0.0813577727711602 -0.131876255556494 -0.0848473455613931 0.987628260618125 0cm 0cm 0cm)" dr3d:vrp="(30941.2391141602 18022.0701845407 43153.4949931916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2.999cm" svg:y="2.924cm" svg:width="16.795cm" svg:height="12.171cm"/>
          <dr3d:light dr3d:diffuse-color="#808080" dr3d:direction="(0 0 1)" dr3d:enabled="false" dr3d:specular="true"/>
          <dr3d:light dr3d:diffuse-color="#696969" dr3d:direction="(0.477003350699295 0.515294482316025 0.711996769596818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9.273cm" svg:y="15.949cm" chart:style-name="ch7">
              <text:p>Tamanho da amostra (K)</text:p>
            </chart:title>
            <chart:categories table:cell-range-address="Planilha1.B3:Planilha1.K3"/>
          </chart:axis>
          <chart:axis chart:dimension="x" chart:name="secondary-x" chart:style-name="ch8"/>
          <chart:axis chart:dimension="y" chart:name="primary-y" chart:style-name="ch6">
            <chart:title svg:x="0.782cm" svg:y="10.228cm" chart:style-name="ch9">
              <text:p>Tempo (ms)</text:p>
            </chart:title>
            <chart:grid chart:style-name="ch10" chart:class="major"/>
          </chart:axis>
          <chart:axis chart:dimension="y" chart:name="secondary-y" chart:style-name="ch8"/>
          <chart:axis chart:dimension="z" chart:name="primary-z" chart:style-name="ch6"/>
          <chart:series chart:attached-axis="primary-y" chart:style-name="ch11" chart:values-cell-range-address="Planilha1.B4:Planilha1.K4" chart:label-cell-address="Planilha1.A4:Planilha1.A4" chart:class="chart:line">
            <chart:data-point chart:repeated="10"/>
          </chart:series>
          <chart:series chart:attached-axis="primary-y" chart:style-name="ch12" chart:values-cell-range-address="Planilha1.B5:Planilha1.K5" chart:label-cell-address="Planilha1.A5:Planilha1.A5" chart:class="chart:line">
            <chart:data-point chart:repeated="10"/>
          </chart:series>
          <chart:series chart:attached-axis="primary-y" chart:style-name="ch13" chart:values-cell-range-address="Planilha1.B6:Planilha1.K6" chart:label-cell-address="Planilha1.A6:Planilha1.A6" chart:class="chart:line">
            <chart:data-point chart:repeated="10"/>
          </chart:series>
          <chart:series chart:attached-axis="primary-y" chart:style-name="ch14" chart:values-cell-range-address="Planilha1.B7:Planilha1.K7" chart:label-cell-address="Planilha1.A7:Planilha1.A7" chart:class="chart:line">
            <chart:data-point chart:repeated="10"/>
          </chart:series>
          <chart:series chart:attached-axis="primary-y" chart:style-name="ch15" chart:values-cell-range-address="Planilha1.B8:Planilha1.K8" chart:label-cell-address="Planilha1.A8:Planilha1.A8" chart:class="chart:line">
            <chart:data-point chart:repeated="10"/>
          </chart:series>
          <chart:series chart:attached-axis="primary-y" chart:style-name="ch16" chart:values-cell-range-address="Planilha1.B9:Planilha1.K9" chart:label-cell-address="Planilha1.A9:Planilha1.A9" chart:class="chart:line">
            <chart:data-point chart:repeated="10"/>
          </chart:series>
          <chart:series chart:attached-axis="primary-y" chart:style-name="ch17" chart:values-cell-range-address="Planilha1.B10:Planilha1.K10" chart:label-cell-address="Planilha1.A10:Planilha1.A10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Planilha1.B3:Planilha1.K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Planilha1.A4:Planilha1.A4</svg:desc>
                </draw:g>
              </table:table-cell>
              <table:table-cell office:value-type="float" office:value="124">
                <text:p>124</text:p>
                <draw:g>
                  <svg:desc>Planilha1.B4:Planilha1.K4</svg:desc>
                </draw:g>
              </table:table-cell>
              <table:table-cell office:value-type="float" office:value="491">
                <text:p>491</text:p>
              </table:table-cell>
              <table:table-cell office:value-type="float" office:value="1102">
                <text:p>1102</text:p>
              </table:table-cell>
              <table:table-cell office:value-type="float" office:value="1978">
                <text:p>1978</text:p>
              </table:table-cell>
              <table:table-cell office:value-type="float" office:value="3079">
                <text:p>3079</text:p>
              </table:table-cell>
              <table:table-cell office:value-type="float" office:value="4421">
                <text:p>4421</text:p>
              </table:table-cell>
              <table:table-cell office:value-type="float" office:value="5993">
                <text:p>5993</text:p>
              </table:table-cell>
              <table:table-cell office:value-type="float" office:value="7919">
                <text:p>7919</text:p>
              </table:table-cell>
              <table:table-cell office:value-type="float" office:value="10096">
                <text:p>10096</text:p>
              </table:table-cell>
              <table:table-cell office:value-type="float" office:value="14855">
                <text:p>14855</text:p>
              </table:table-cell>
            </table:table-row>
            <table:table-row>
              <table:table-cell office:value-type="string">
                <text:p>Insertion</text:p>
                <draw:g>
                  <svg:desc>Planilha1.A5:Planilha1.A5</svg:desc>
                </draw:g>
              </table:table-cell>
              <table:table-cell office:value-type="float" office:value="0">
                <text:p>0</text:p>
                <draw:g>
                  <svg:desc>Planilha1.B5:Planilha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bble</text:p>
                <draw:g>
                  <svg:desc>Planilha1.A6:Planilha1.A6</svg:desc>
                </draw:g>
              </table:table-cell>
              <table:table-cell office:value-type="float" office:value="130">
                <text:p>130</text:p>
                <draw:g>
                  <svg:desc>Planilha1.B6:Planilha1.K6</svg:desc>
                </draw:g>
              </table:table-cell>
              <table:table-cell office:value-type="float" office:value="479">
                <text:p>479</text:p>
              </table:table-cell>
              <table:table-cell office:value-type="float" office:value="1084">
                <text:p>1084</text:p>
              </table:table-cell>
              <table:table-cell office:value-type="float" office:value="1922">
                <text:p>1922</text:p>
              </table:table-cell>
              <table:table-cell office:value-type="float" office:value="3022">
                <text:p>3022</text:p>
              </table:table-cell>
              <table:table-cell office:value-type="float" office:value="4370">
                <text:p>4370</text:p>
              </table:table-cell>
              <table:table-cell office:value-type="float" office:value="5826">
                <text:p>5826</text:p>
              </table:table-cell>
              <table:table-cell office:value-type="float" office:value="7747">
                <text:p>7747</text:p>
              </table:table-cell>
              <table:table-cell office:value-type="float" office:value="9827">
                <text:p>9827</text:p>
              </table:table-cell>
              <table:table-cell office:value-type="float" office:value="14613">
                <text:p>14613</text:p>
              </table:table-cell>
            </table:table-row>
            <table:table-row>
              <table:table-cell office:value-type="string">
                <text:p>Merge</text:p>
                <draw:g>
                  <svg:desc>Planilha1.A7:Planilha1.A7</svg:desc>
                </draw:g>
              </table:table-cell>
              <table:table-cell office:value-type="float" office:value="5">
                <text:p>5</text:p>
                <draw:g>
                  <svg:desc>Planilha1.B7:Planilha1.K7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hell</text:p>
                <draw:g>
                  <svg:desc>Planilha1.A8:Planilha1.A8</svg:desc>
                </draw:g>
              </table:table-cell>
              <table:table-cell office:value-type="float" office:value="0">
                <text:p>0</text:p>
                <draw:g>
                  <svg:desc>Planilha1.B8:Planilha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ick</text:p>
                <draw:g>
                  <svg:desc>Planilha1.A9:Planilha1.A9</svg:desc>
                </draw:g>
              </table:table-cell>
              <table:table-cell office:value-type="float" office:value="0">
                <text:p>0</text:p>
                <draw:g>
                  <svg:desc>Planilha1.B9:Planilha1.K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eap</text:p>
                <draw:g>
                  <svg:desc>Planilha1.A10:Planilha1.A10</svg:desc>
                </draw:g>
              </table:table-cell>
              <table:table-cell office:value-type="float" office:value="0">
                <text:p>0</text:p>
                <draw:g>
                  <svg:desc>Planilha1.B10:Planilha1.K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20A1E16DA75ED138.png" xlink:type="simple" xlink:show="embed" xlink:actuate="onLoad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013cm" svg:height="15.136cm" xlink:href=".." xlink:type="simple" chart:class="chart:line" chart:style-name="ch1">
        <chart:title svg:x="9.187cm" svg:y="0.438cm" chart:style-name="ch2">
          <text:p>Tempo para execução da ordenação</text:p>
        </chart:title>
        <chart:subtitle svg:x="11.475cm" svg:y="1.545cm" chart:style-name="ch3">
          <text:p>Ordem crescente</text:p>
        </chart:subtitle>
        <chart:legend chart:legend-position="end" svg:x="23.208cm" svg:y="5.754cm" style:legend-expansion="high" chart:style-name="ch4"/>
        <chart:plot-area chart:style-name="ch5" table:cell-range-address="Planilha1.A3:Planilha1.K10" chart:data-source-has-labels="both" svg:x="1.521cm" svg:y="2.504cm" svg:width="21.167cm" svg:height="11.359cm">
          <chart:coordinate-region svg:x="2.725cm" svg:y="2.706cm" svg:width="19.675cm" svg:height="10.504cm"/>
          <chart:axis chart:dimension="x" chart:name="primary-x" chart:style-name="ch6" chartooo:axis-type="auto">
            <chartooo:date-scale/>
            <chart:title svg:x="10.99cm" svg:y="14.322cm" chart:style-name="ch7">
              <text:p>Tamanho da amostra (K)</text:p>
            </chart:title>
            <chart:categories table:cell-range-address="Planilha1.B3:Planilha1.K3"/>
          </chart:axis>
          <chart:axis chart:dimension="y" chart:name="primary-y" chart:style-name="ch6">
            <chart:title svg:x="0.451cm" svg:y="9.076cm" chart:style-name="ch8">
              <text:p>Tempo (ms)</text:p>
            </chart:title>
            <chart:grid chart:style-name="ch9" chart:class="major"/>
          </chart:axis>
          <chart:series chart:style-name="ch10" chart:values-cell-range-address="Planilha1.B4:Planilha1.K4" chart:label-cell-address="Planilha1.A4:Planilha1.A4" chart:class="chart:line">
            <chart:data-point chart:repeated="10"/>
          </chart:series>
          <chart:series chart:style-name="ch11" chart:values-cell-range-address="Planilha1.B5:Planilha1.K5" chart:label-cell-address="Planilha1.A5:Planilha1.A5" chart:class="chart:line">
            <chart:data-point chart:repeated="10"/>
          </chart:series>
          <chart:series chart:style-name="ch12" chart:values-cell-range-address="Planilha1.B6:Planilha1.K6" chart:label-cell-address="Planilha1.A6:Planilha1.A6" chart:class="chart:line">
            <chart:data-point chart:repeated="10"/>
          </chart:series>
          <chart:series chart:style-name="ch13" chart:values-cell-range-address="Planilha1.B7:Planilha1.K7" chart:label-cell-address="Planilha1.A7:Planilha1.A7" chart:class="chart:line">
            <chart:data-point chart:repeated="10"/>
          </chart:series>
          <chart:series chart:style-name="ch14" chart:values-cell-range-address="Planilha1.B8:Planilha1.K8" chart:label-cell-address="Planilha1.A8:Planilha1.A8" chart:class="chart:line">
            <chart:data-point chart:repeated="10"/>
          </chart:series>
          <chart:series chart:style-name="ch15" chart:values-cell-range-address="Planilha1.B9:Planilha1.K9" chart:label-cell-address="Planilha1.A9:Planilha1.A9" chart:class="chart:line">
            <chart:data-point chart:repeated="10"/>
          </chart:series>
          <chart:series chart:style-name="ch16" chart:values-cell-range-address="Planilha1.B10:Planilha1.K10" chart:label-cell-address="Planilha1.A10:Planilha1.A10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Planilha1.B3:Planilha1.K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Planilha1.A4:Planilha1.A4</svg:desc>
                </draw:g>
              </table:table-cell>
              <table:table-cell office:value-type="float" office:value="124">
                <text:p>124</text:p>
                <draw:g>
                  <svg:desc>Planilha1.B4:Planilha1.K4</svg:desc>
                </draw:g>
              </table:table-cell>
              <table:table-cell office:value-type="float" office:value="491">
                <text:p>491</text:p>
              </table:table-cell>
              <table:table-cell office:value-type="float" office:value="1102">
                <text:p>1102</text:p>
              </table:table-cell>
              <table:table-cell office:value-type="float" office:value="1978">
                <text:p>1978</text:p>
              </table:table-cell>
              <table:table-cell office:value-type="float" office:value="3079">
                <text:p>3079</text:p>
              </table:table-cell>
              <table:table-cell office:value-type="float" office:value="4421">
                <text:p>4421</text:p>
              </table:table-cell>
              <table:table-cell office:value-type="float" office:value="5993">
                <text:p>5993</text:p>
              </table:table-cell>
              <table:table-cell office:value-type="float" office:value="7919">
                <text:p>7919</text:p>
              </table:table-cell>
              <table:table-cell office:value-type="float" office:value="10096">
                <text:p>10096</text:p>
              </table:table-cell>
              <table:table-cell office:value-type="float" office:value="14855">
                <text:p>14855</text:p>
              </table:table-cell>
            </table:table-row>
            <table:table-row>
              <table:table-cell office:value-type="string">
                <text:p>Insertion</text:p>
                <draw:g>
                  <svg:desc>Planilha1.A5:Planilha1.A5</svg:desc>
                </draw:g>
              </table:table-cell>
              <table:table-cell office:value-type="float" office:value="0">
                <text:p>0</text:p>
                <draw:g>
                  <svg:desc>Planilha1.B5:Planilha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bble</text:p>
                <draw:g>
                  <svg:desc>Planilha1.A6:Planilha1.A6</svg:desc>
                </draw:g>
              </table:table-cell>
              <table:table-cell office:value-type="float" office:value="130">
                <text:p>130</text:p>
                <draw:g>
                  <svg:desc>Planilha1.B6:Planilha1.K6</svg:desc>
                </draw:g>
              </table:table-cell>
              <table:table-cell office:value-type="float" office:value="479">
                <text:p>479</text:p>
              </table:table-cell>
              <table:table-cell office:value-type="float" office:value="1084">
                <text:p>1084</text:p>
              </table:table-cell>
              <table:table-cell office:value-type="float" office:value="1922">
                <text:p>1922</text:p>
              </table:table-cell>
              <table:table-cell office:value-type="float" office:value="3022">
                <text:p>3022</text:p>
              </table:table-cell>
              <table:table-cell office:value-type="float" office:value="4370">
                <text:p>4370</text:p>
              </table:table-cell>
              <table:table-cell office:value-type="float" office:value="5826">
                <text:p>5826</text:p>
              </table:table-cell>
              <table:table-cell office:value-type="float" office:value="7747">
                <text:p>7747</text:p>
              </table:table-cell>
              <table:table-cell office:value-type="float" office:value="9827">
                <text:p>9827</text:p>
              </table:table-cell>
              <table:table-cell office:value-type="float" office:value="14613">
                <text:p>14613</text:p>
              </table:table-cell>
            </table:table-row>
            <table:table-row>
              <table:table-cell office:value-type="string">
                <text:p>Merge</text:p>
                <draw:g>
                  <svg:desc>Planilha1.A7:Planilha1.A7</svg:desc>
                </draw:g>
              </table:table-cell>
              <table:table-cell office:value-type="float" office:value="5">
                <text:p>5</text:p>
                <draw:g>
                  <svg:desc>Planilha1.B7:Planilha1.K7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hell</text:p>
                <draw:g>
                  <svg:desc>Planilha1.A8:Planilha1.A8</svg:desc>
                </draw:g>
              </table:table-cell>
              <table:table-cell office:value-type="float" office:value="0">
                <text:p>0</text:p>
                <draw:g>
                  <svg:desc>Planilha1.B8:Planilha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ick</text:p>
                <draw:g>
                  <svg:desc>Planilha1.A9:Planilha1.A9</svg:desc>
                </draw:g>
              </table:table-cell>
              <table:table-cell office:value-type="float" office:value="0">
                <text:p>0</text:p>
                <draw:g>
                  <svg:desc>Planilha1.B9:Planilha1.K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eap</text:p>
                <draw:g>
                  <svg:desc>Planilha1.A10:Planilha1.A10</svg:desc>
                </draw:g>
              </table:table-cell>
              <table:table-cell office:value-type="float" office:value="0">
                <text:p>0</text:p>
                <draw:g>
                  <svg:desc>Planilha1.B10:Planilha1.K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20A1E16DA75ED138.png" xlink:type="simple" xlink:show="embed" xlink:actuate="onLoad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fill-color="#008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909cm" svg:height="14.584cm" xlink:href=".." xlink:type="simple" chart:class="chart:line" chart:style-name="ch1">
        <chart:title svg:x="9.336cm" svg:y="0.427cm" chart:style-name="ch2">
          <text:p>Tempo de execução da ordenação</text:p>
        </chart:title>
        <chart:subtitle svg:x="11.212cm" svg:y="1.523cm" chart:style-name="ch3">
          <text:p>Ordem decrescente</text:p>
        </chart:subtitle>
        <chart:legend chart:legend-position="end" svg:x="23.693cm" svg:y="5.478cm" style:legend-expansion="high" chart:style-name="ch4"/>
        <chart:plot-area chart:style-name="ch5" table:cell-range-address="Planilha1.L3:Planilha1.U10 Planilha1.A4:Planilha1.A10" chart:data-source-has-labels="both" svg:x="1.812cm" svg:y="2.545cm" svg:width="20.922cm" svg:height="10.779cm" dr3d:transform="matrix (0.996505378149296 0.0103826420479332 0.0828808304955554 -0.0128418995359606 0.99949125482108 0.0291944712658319 -0.0825355495276841 -0.0301567949273074 0.996131743688492 0cm 0cm 0cm)" dr3d:vrp="(17993.0031805171 10480.2255964449 25094.6954579973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999999" dr3d:lighting-mode="true">
          <chart:coordinate-region svg:x="3.016cm" svg:y="2.51cm" svg:width="19.053cm" svg:height="10.198cm"/>
          <dr3d:light dr3d:diffuse-color="#808080" dr3d:direction="(0 0 1)" dr3d:enabled="false" dr3d:specular="true"/>
          <dr3d:light dr3d:diffuse-color="#666666" dr3d:direction="(0.9 0.5 0.0500000000000002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10.501cm" svg:y="13.615cm" chart:style-name="ch7">
              <text:p>Tamanho da amostra (K)</text:p>
            </chart:title>
            <chart:categories table:cell-range-address="Planilha1.L3:Planilha1.U3"/>
          </chart:axis>
          <chart:axis chart:dimension="y" chart:name="primary-y" chart:style-name="ch6">
            <chart:title svg:x="0.744cm" svg:y="8.827cm" chart:style-name="ch8">
              <text:p>Tempo (ms)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Planilha1.L4:Planilha1.U4" chart:label-cell-address="Planilha1.A4:Planilha1.A4" chart:class="chart:line">
            <chart:data-point chart:repeated="10"/>
          </chart:series>
          <chart:series chart:style-name="ch11" chart:values-cell-range-address="Planilha1.L5:Planilha1.U5" chart:label-cell-address="Planilha1.A5:Planilha1.A5" chart:class="chart:line">
            <chart:data-point chart:repeated="10"/>
          </chart:series>
          <chart:series chart:style-name="ch12" chart:values-cell-range-address="Planilha1.L6:Planilha1.U6" chart:label-cell-address="Planilha1.A6:Planilha1.A6" chart:class="chart:line">
            <chart:data-point chart:repeated="10"/>
          </chart:series>
          <chart:series chart:style-name="ch13" chart:values-cell-range-address="Planilha1.L7:Planilha1.U7" chart:label-cell-address="Planilha1.A7:Planilha1.A7" chart:class="chart:line">
            <chart:data-point chart:repeated="10"/>
          </chart:series>
          <chart:series chart:style-name="ch14" chart:values-cell-range-address="Planilha1.L8:Planilha1.U8" chart:label-cell-address="Planilha1.A8:Planilha1.A8" chart:class="chart:line">
            <chart:data-point chart:repeated="10"/>
          </chart:series>
          <chart:series chart:style-name="ch15" chart:values-cell-range-address="Planilha1.L9:Planilha1.U9" chart:label-cell-address="Planilha1.A9:Planilha1.A9" chart:class="chart:line">
            <chart:data-point chart:repeated="10"/>
          </chart:series>
          <chart:series chart:style-name="ch16" chart:values-cell-range-address="Planilha1.L10:Planilha1.U10" chart:label-cell-address="Planilha1.A10:Planilha1.A10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Planilha1.L3:Planilha1.U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Planilha1.A4:Planilha1.A4</svg:desc>
                </draw:g>
              </table:table-cell>
              <table:table-cell office:value-type="float" office:value="122">
                <text:p>122</text:p>
                <draw:g>
                  <svg:desc>Planilha1.L4:Planilha1.U4</svg:desc>
                </draw:g>
              </table:table-cell>
              <table:table-cell office:value-type="float" office:value="499">
                <text:p>499</text:p>
              </table:table-cell>
              <table:table-cell office:value-type="float" office:value="1143">
                <text:p>1143</text:p>
              </table:table-cell>
              <table:table-cell office:value-type="float" office:value="1987">
                <text:p>1987</text:p>
              </table:table-cell>
              <table:table-cell office:value-type="float" office:value="3068">
                <text:p>3068</text:p>
              </table:table-cell>
              <table:table-cell office:value-type="float" office:value="4409">
                <text:p>4409</text:p>
              </table:table-cell>
              <table:table-cell office:value-type="float" office:value="6031">
                <text:p>6031</text:p>
              </table:table-cell>
              <table:table-cell office:value-type="float" office:value="7940">
                <text:p>7940</text:p>
              </table:table-cell>
              <table:table-cell office:value-type="float" office:value="10092">
                <text:p>10092</text:p>
              </table:table-cell>
              <table:table-cell office:value-type="float" office:value="14818">
                <text:p>14818</text:p>
              </table:table-cell>
            </table:table-row>
            <table:table-row>
              <table:table-cell office:value-type="string">
                <text:p>Insertion</text:p>
                <draw:g>
                  <svg:desc>Planilha1.A5:Planilha1.A5</svg:desc>
                </draw:g>
              </table:table-cell>
              <table:table-cell office:value-type="float" office:value="173">
                <text:p>173</text:p>
                <draw:g>
                  <svg:desc>Planilha1.L5:Planilha1.U5</svg:desc>
                </draw:g>
              </table:table-cell>
              <table:table-cell office:value-type="float" office:value="667">
                <text:p>667</text:p>
              </table:table-cell>
              <table:table-cell office:value-type="float" office:value="1500">
                <text:p>1500</text:p>
              </table:table-cell>
              <table:table-cell office:value-type="float" office:value="2744">
                <text:p>2744</text:p>
              </table:table-cell>
              <table:table-cell office:value-type="float" office:value="4143">
                <text:p>4143</text:p>
              </table:table-cell>
              <table:table-cell office:value-type="float" office:value="5960">
                <text:p>5960</text:p>
              </table:table-cell>
              <table:table-cell office:value-type="float" office:value="8134">
                <text:p>8134</text:p>
              </table:table-cell>
              <table:table-cell office:value-type="float" office:value="10551">
                <text:p>10551</text:p>
              </table:table-cell>
              <table:table-cell office:value-type="float" office:value="13439">
                <text:p>13439</text:p>
              </table:table-cell>
              <table:table-cell office:value-type="float" office:value="19259">
                <text:p>19259</text:p>
              </table:table-cell>
            </table:table-row>
            <table:table-row>
              <table:table-cell office:value-type="string">
                <text:p>Bubble</text:p>
                <draw:g>
                  <svg:desc>Planilha1.A6:Planilha1.A6</svg:desc>
                </draw:g>
              </table:table-cell>
              <table:table-cell office:value-type="float" office:value="388">
                <text:p>388</text:p>
                <draw:g>
                  <svg:desc>Planilha1.L6:Planilha1.U6</svg:desc>
                </draw:g>
              </table:table-cell>
              <table:table-cell office:value-type="float" office:value="1510">
                <text:p>1510</text:p>
              </table:table-cell>
              <table:table-cell office:value-type="float" office:value="3391">
                <text:p>3391</text:p>
              </table:table-cell>
              <table:table-cell office:value-type="float" office:value="6074">
                <text:p>6074</text:p>
              </table:table-cell>
              <table:table-cell office:value-type="float" office:value="9469">
                <text:p>9469</text:p>
              </table:table-cell>
              <table:table-cell office:value-type="float" office:value="13640">
                <text:p>13640</text:p>
              </table:table-cell>
              <table:table-cell office:value-type="float" office:value="18575">
                <text:p>18575</text:p>
              </table:table-cell>
              <table:table-cell office:value-type="float" office:value="24396">
                <text:p>24396</text:p>
              </table:table-cell>
              <table:table-cell office:value-type="float" office:value="30720">
                <text:p>30720</text:p>
              </table:table-cell>
              <table:table-cell office:value-type="float" office:value="40110">
                <text:p>40110</text:p>
              </table:table-cell>
            </table:table-row>
            <table:table-row>
              <table:table-cell office:value-type="string">
                <text:p>Merge</text:p>
                <draw:g>
                  <svg:desc>Planilha1.A7:Planilha1.A7</svg:desc>
                </draw:g>
              </table:table-cell>
              <table:table-cell office:value-type="float" office:value="0">
                <text:p>0</text:p>
                <draw:g>
                  <svg:desc>Planilha1.L7:Planilha1.U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Shell</text:p>
                <draw:g>
                  <svg:desc>Planilha1.A8:Planilha1.A8</svg:desc>
                </draw:g>
              </table:table-cell>
              <table:table-cell office:value-type="float" office:value="0">
                <text:p>0</text:p>
                <draw:g>
                  <svg:desc>Planilha1.L8:Planilha1.U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ick</text:p>
                <draw:g>
                  <svg:desc>Planilha1.A9:Planilha1.A9</svg:desc>
                </draw:g>
              </table:table-cell>
              <table:table-cell office:value-type="float" office:value="0">
                <text:p>0</text:p>
                <draw:g>
                  <svg:desc>Planilha1.L9:Planilha1.U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eap</text:p>
                <draw:g>
                  <svg:desc>Planilha1.A10:Planilha1.A10</svg:desc>
                </draw:g>
              </table:table-cell>
              <table:table-cell office:value-type="float" office:value="1">
                <text:p>1</text:p>
                <draw:g>
                  <svg:desc>Planilha1.L10:Planilha1.U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20A1E16DA75ED138.png" xlink:type="simple" xlink:show="embed" xlink:actuate="onLoad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299cm" svg:height="15.365cm" xlink:href=".." xlink:type="simple" chart:class="chart:line" chart:style-name="ch1">
        <chart:title svg:x="10.031cm" svg:y="0.443cm" chart:style-name="ch2">
          <text:p>Tempo de execução da ordenação</text:p>
        </chart:title>
        <chart:subtitle svg:x="11.907cm" svg:y="1.555cm" chart:style-name="ch3">
          <text:p>Ordem decrescente</text:p>
        </chart:subtitle>
        <chart:legend chart:legend-position="end" svg:x="24.494cm" svg:y="5.868cm" style:legend-expansion="high" chart:style-name="ch4"/>
        <chart:plot-area chart:style-name="ch5" table:cell-range-address="Planilha1.L3:Planilha1.U10 Planilha1.A4:Planilha1.A10" chart:data-source-has-labels="both" svg:x="1.546cm" svg:y="2.519cm" svg:width="22.403cm" svg:height="11.568cm">
          <chart:coordinate-region svg:x="2.75cm" svg:y="2.721cm" svg:width="20.911cm" svg:height="10.713cm"/>
          <chart:axis chart:dimension="x" chart:name="primary-x" chart:style-name="ch6" chartooo:axis-type="auto">
            <chartooo:date-scale/>
            <chart:title svg:x="10.975cm" svg:y="14.394cm" chart:style-name="ch7">
              <text:p>Tamanho da amostra (K)</text:p>
            </chart:title>
            <chart:categories table:cell-range-address="Planilha1.L3:Planilha1.U3"/>
          </chart:axis>
          <chart:axis chart:dimension="y" chart:name="primary-y" chart:style-name="ch6">
            <chart:title svg:x="0.451cm" svg:y="9.196cm" chart:style-name="ch8">
              <text:p>Tempo (ms)</text:p>
            </chart:title>
            <chart:grid chart:style-name="ch9" chart:class="major"/>
          </chart:axis>
          <chart:series chart:style-name="ch10" chart:values-cell-range-address="Planilha1.L4:Planilha1.U4" chart:label-cell-address="Planilha1.A4:Planilha1.A4" chart:class="chart:line">
            <chart:data-point chart:repeated="10"/>
          </chart:series>
          <chart:series chart:style-name="ch11" chart:values-cell-range-address="Planilha1.L5:Planilha1.U5" chart:label-cell-address="Planilha1.A5:Planilha1.A5" chart:class="chart:line">
            <chart:data-point chart:repeated="10"/>
          </chart:series>
          <chart:series chart:style-name="ch12" chart:values-cell-range-address="Planilha1.L6:Planilha1.U6" chart:label-cell-address="Planilha1.A6:Planilha1.A6" chart:class="chart:line">
            <chart:data-point chart:repeated="10"/>
          </chart:series>
          <chart:series chart:style-name="ch13" chart:values-cell-range-address="Planilha1.L7:Planilha1.U7" chart:label-cell-address="Planilha1.A7:Planilha1.A7" chart:class="chart:line">
            <chart:data-point chart:repeated="10"/>
          </chart:series>
          <chart:series chart:style-name="ch14" chart:values-cell-range-address="Planilha1.L8:Planilha1.U8" chart:label-cell-address="Planilha1.A8:Planilha1.A8" chart:class="chart:line">
            <chart:data-point chart:repeated="10"/>
          </chart:series>
          <chart:series chart:style-name="ch15" chart:values-cell-range-address="Planilha1.L9:Planilha1.U9" chart:label-cell-address="Planilha1.A9:Planilha1.A9" chart:class="chart:line">
            <chart:data-point chart:repeated="10"/>
          </chart:series>
          <chart:series chart:style-name="ch16" chart:values-cell-range-address="Planilha1.L10:Planilha1.U10" chart:label-cell-address="Planilha1.A10:Planilha1.A10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Planilha1.L3:Planilha1.U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Planilha1.A4:Planilha1.A4</svg:desc>
                </draw:g>
              </table:table-cell>
              <table:table-cell office:value-type="float" office:value="122">
                <text:p>122</text:p>
                <draw:g>
                  <svg:desc>Planilha1.L4:Planilha1.U4</svg:desc>
                </draw:g>
              </table:table-cell>
              <table:table-cell office:value-type="float" office:value="499">
                <text:p>499</text:p>
              </table:table-cell>
              <table:table-cell office:value-type="float" office:value="1143">
                <text:p>1143</text:p>
              </table:table-cell>
              <table:table-cell office:value-type="float" office:value="1987">
                <text:p>1987</text:p>
              </table:table-cell>
              <table:table-cell office:value-type="float" office:value="3068">
                <text:p>3068</text:p>
              </table:table-cell>
              <table:table-cell office:value-type="float" office:value="4409">
                <text:p>4409</text:p>
              </table:table-cell>
              <table:table-cell office:value-type="float" office:value="6031">
                <text:p>6031</text:p>
              </table:table-cell>
              <table:table-cell office:value-type="float" office:value="7940">
                <text:p>7940</text:p>
              </table:table-cell>
              <table:table-cell office:value-type="float" office:value="10092">
                <text:p>10092</text:p>
              </table:table-cell>
              <table:table-cell office:value-type="float" office:value="14818">
                <text:p>14818</text:p>
              </table:table-cell>
            </table:table-row>
            <table:table-row>
              <table:table-cell office:value-type="string">
                <text:p>Insertion</text:p>
                <draw:g>
                  <svg:desc>Planilha1.A5:Planilha1.A5</svg:desc>
                </draw:g>
              </table:table-cell>
              <table:table-cell office:value-type="float" office:value="173">
                <text:p>173</text:p>
                <draw:g>
                  <svg:desc>Planilha1.L5:Planilha1.U5</svg:desc>
                </draw:g>
              </table:table-cell>
              <table:table-cell office:value-type="float" office:value="667">
                <text:p>667</text:p>
              </table:table-cell>
              <table:table-cell office:value-type="float" office:value="1500">
                <text:p>1500</text:p>
              </table:table-cell>
              <table:table-cell office:value-type="float" office:value="2744">
                <text:p>2744</text:p>
              </table:table-cell>
              <table:table-cell office:value-type="float" office:value="4143">
                <text:p>4143</text:p>
              </table:table-cell>
              <table:table-cell office:value-type="float" office:value="5960">
                <text:p>5960</text:p>
              </table:table-cell>
              <table:table-cell office:value-type="float" office:value="8134">
                <text:p>8134</text:p>
              </table:table-cell>
              <table:table-cell office:value-type="float" office:value="10551">
                <text:p>10551</text:p>
              </table:table-cell>
              <table:table-cell office:value-type="float" office:value="13439">
                <text:p>13439</text:p>
              </table:table-cell>
              <table:table-cell office:value-type="float" office:value="19259">
                <text:p>19259</text:p>
              </table:table-cell>
            </table:table-row>
            <table:table-row>
              <table:table-cell office:value-type="string">
                <text:p>Bubble</text:p>
                <draw:g>
                  <svg:desc>Planilha1.A6:Planilha1.A6</svg:desc>
                </draw:g>
              </table:table-cell>
              <table:table-cell office:value-type="float" office:value="388">
                <text:p>388</text:p>
                <draw:g>
                  <svg:desc>Planilha1.L6:Planilha1.U6</svg:desc>
                </draw:g>
              </table:table-cell>
              <table:table-cell office:value-type="float" office:value="1510">
                <text:p>1510</text:p>
              </table:table-cell>
              <table:table-cell office:value-type="float" office:value="3391">
                <text:p>3391</text:p>
              </table:table-cell>
              <table:table-cell office:value-type="float" office:value="6074">
                <text:p>6074</text:p>
              </table:table-cell>
              <table:table-cell office:value-type="float" office:value="9469">
                <text:p>9469</text:p>
              </table:table-cell>
              <table:table-cell office:value-type="float" office:value="13640">
                <text:p>13640</text:p>
              </table:table-cell>
              <table:table-cell office:value-type="float" office:value="18575">
                <text:p>18575</text:p>
              </table:table-cell>
              <table:table-cell office:value-type="float" office:value="24396">
                <text:p>24396</text:p>
              </table:table-cell>
              <table:table-cell office:value-type="float" office:value="30720">
                <text:p>30720</text:p>
              </table:table-cell>
              <table:table-cell office:value-type="float" office:value="40110">
                <text:p>40110</text:p>
              </table:table-cell>
            </table:table-row>
            <table:table-row>
              <table:table-cell office:value-type="string">
                <text:p>Merge</text:p>
                <draw:g>
                  <svg:desc>Planilha1.A7:Planilha1.A7</svg:desc>
                </draw:g>
              </table:table-cell>
              <table:table-cell office:value-type="float" office:value="0">
                <text:p>0</text:p>
                <draw:g>
                  <svg:desc>Planilha1.L7:Planilha1.U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Shell</text:p>
                <draw:g>
                  <svg:desc>Planilha1.A8:Planilha1.A8</svg:desc>
                </draw:g>
              </table:table-cell>
              <table:table-cell office:value-type="float" office:value="0">
                <text:p>0</text:p>
                <draw:g>
                  <svg:desc>Planilha1.L8:Planilha1.U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ick</text:p>
                <draw:g>
                  <svg:desc>Planilha1.A9:Planilha1.A9</svg:desc>
                </draw:g>
              </table:table-cell>
              <table:table-cell office:value-type="float" office:value="0">
                <text:p>0</text:p>
                <draw:g>
                  <svg:desc>Planilha1.L9:Planilha1.U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eap</text:p>
                <draw:g>
                  <svg:desc>Planilha1.A10:Planilha1.A10</svg:desc>
                </draw:g>
              </table:table-cell>
              <table:table-cell office:value-type="float" office:value="1">
                <text:p>1</text:p>
                <draw:g>
                  <svg:desc>Planilha1.L10:Planilha1.U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20A1E16DA75ED138.png" xlink:type="simple" xlink:show="embed" xlink:actuate="onLoad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846cm" svg:height="17.322cm" xlink:href=".." xlink:type="simple" chart:class="chart:line" chart:style-name="ch1">
        <chart:title svg:x="9.305cm" svg:y="0.482cm" chart:style-name="ch2">
          <text:p>Tempo de execução da ordenação</text:p>
        </chart:title>
        <chart:subtitle svg:x="11.329cm" svg:y="1.633cm" chart:style-name="ch3">
          <text:p>Ordem randômica</text:p>
        </chart:subtitle>
        <chart:legend chart:legend-position="end" svg:x="23.63cm" svg:y="6.847cm" style:legend-expansion="high" chart:style-name="ch4"/>
        <chart:plot-area chart:style-name="ch5" table:cell-range-address="Planilha1.V3:Planilha1.AE10 Planilha1.A4:Planilha1.A10" chart:data-source-has-labels="both" svg:x="1.517cm" svg:y="2.636cm" svg:width="21.597cm" svg:height="13.369cm" dr3d:transform="matrix (0.996563957967264 -0.0158179015999298 -0.0813023472576067 0.0414343334524146 0.945150544093098 0.323996365738683 0.0717180151145836 -0.326251809174287 0.94255837130574 0cm 0cm 0cm)" dr3d:vrp="(17993.0031805171 10480.2255964449 25094.6954579973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999999" dr3d:lighting-mode="true">
          <chart:coordinate-region svg:x="3.172cm" svg:y="2.636cm" svg:width="18.619cm" svg:height="12.717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10.543cm" svg:y="16.351cm" chart:style-name="ch7">
              <text:p>Tamanho da amostra (K)</text:p>
            </chart:title>
            <chart:categories table:cell-range-address="Planilha1.V3:Planilha1.AE3"/>
          </chart:axis>
          <chart:axis chart:dimension="y" chart:name="primary-y" chart:style-name="ch6">
            <chart:title svg:x="0.451cm" svg:y="10.213cm" chart:style-name="ch8">
              <text:p>Tempo (ms)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Planilha1.V4:Planilha1.AE4" chart:label-cell-address="Planilha1.A4:Planilha1.A4" chart:class="chart:line">
            <chart:data-point chart:repeated="10"/>
          </chart:series>
          <chart:series chart:style-name="ch11" chart:values-cell-range-address="Planilha1.V5:Planilha1.AE5" chart:label-cell-address="Planilha1.A5:Planilha1.A5" chart:class="chart:line">
            <chart:data-point chart:repeated="10"/>
          </chart:series>
          <chart:series chart:style-name="ch12" chart:values-cell-range-address="Planilha1.V6:Planilha1.AE6" chart:label-cell-address="Planilha1.A6:Planilha1.A6" chart:class="chart:line">
            <chart:data-point chart:repeated="10"/>
          </chart:series>
          <chart:series chart:style-name="ch13" chart:values-cell-range-address="Planilha1.V7:Planilha1.AE7" chart:label-cell-address="Planilha1.A7:Planilha1.A7" chart:class="chart:line">
            <chart:data-point chart:repeated="10"/>
          </chart:series>
          <chart:series chart:style-name="ch14" chart:values-cell-range-address="Planilha1.V8:Planilha1.AE8" chart:label-cell-address="Planilha1.A8:Planilha1.A8" chart:class="chart:line">
            <chart:data-point chart:repeated="10"/>
          </chart:series>
          <chart:series chart:style-name="ch15" chart:values-cell-range-address="Planilha1.V9:Planilha1.AE9" chart:label-cell-address="Planilha1.A9:Planilha1.A9" chart:class="chart:line">
            <chart:data-point chart:repeated="10"/>
          </chart:series>
          <chart:series chart:style-name="ch16" chart:values-cell-range-address="Planilha1.V10:Planilha1.AE10" chart:label-cell-address="Planilha1.A10:Planilha1.A10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Planilha1.V3:Planilha1.AE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Planilha1.A4:Planilha1.A4</svg:desc>
                </draw:g>
              </table:table-cell>
              <table:table-cell office:value-type="float" office:value="164.7">
                <text:p>164.7</text:p>
                <draw:g>
                  <svg:desc>Planilha1.V4:Planilha1.AE4</svg:desc>
                </draw:g>
              </table:table-cell>
              <table:table-cell office:value-type="float" office:value="662.8">
                <text:p>662.8</text:p>
              </table:table-cell>
              <table:table-cell office:value-type="float" office:value="1334.5">
                <text:p>1334.5</text:p>
              </table:table-cell>
              <table:table-cell office:value-type="float" office:value="1536.6">
                <text:p>1536.6</text:p>
              </table:table-cell>
              <table:table-cell office:value-type="float" office:value="2392.5">
                <text:p>2392.5</text:p>
              </table:table-cell>
              <table:table-cell office:value-type="float" office:value="3474.6">
                <text:p>3474.6</text:p>
              </table:table-cell>
              <table:table-cell office:value-type="float" office:value="5605.6">
                <text:p>5605.6</text:p>
              </table:table-cell>
              <table:table-cell office:value-type="float" office:value="6153">
                <text:p>6153</text:p>
              </table:table-cell>
              <table:table-cell office:value-type="float" office:value="7740.9">
                <text:p>7740.9</text:p>
              </table:table-cell>
              <table:table-cell office:value-type="float" office:value="12718.8">
                <text:p>12718.8</text:p>
              </table:table-cell>
            </table:table-row>
            <table:table-row>
              <table:table-cell office:value-type="string">
                <text:p>Insertion</text:p>
                <draw:g>
                  <svg:desc>Planilha1.A5:Planilha1.A5</svg:desc>
                </draw:g>
              </table:table-cell>
              <table:table-cell office:value-type="float" office:value="111.4">
                <text:p>111.4</text:p>
                <draw:g>
                  <svg:desc>Planilha1.V5:Planilha1.AE5</svg:desc>
                </draw:g>
              </table:table-cell>
              <table:table-cell office:value-type="float" office:value="400.6">
                <text:p>400.6</text:p>
              </table:table-cell>
              <table:table-cell office:value-type="float" office:value="734.3">
                <text:p>734.3</text:p>
              </table:table-cell>
              <table:table-cell office:value-type="float" office:value="1023.4">
                <text:p>1023.4</text:p>
              </table:table-cell>
              <table:table-cell office:value-type="float" office:value="1582.8">
                <text:p>1582.8</text:p>
              </table:table-cell>
              <table:table-cell office:value-type="float" office:value="2303.5">
                <text:p>2303.5</text:p>
              </table:table-cell>
              <table:table-cell office:value-type="float" office:value="4101.6">
                <text:p>4101.6</text:p>
              </table:table-cell>
              <table:table-cell office:value-type="float" office:value="4194.8">
                <text:p>4194.8</text:p>
              </table:table-cell>
              <table:table-cell office:value-type="float" office:value="5374.1">
                <text:p>5374.1</text:p>
              </table:table-cell>
              <table:table-cell office:value-type="float" office:value="8768.3">
                <text:p>8768.3</text:p>
              </table:table-cell>
            </table:table-row>
            <table:table-row>
              <table:table-cell office:value-type="string">
                <text:p>Bubble</text:p>
                <draw:g>
                  <svg:desc>Planilha1.A6:Planilha1.A6</svg:desc>
                </draw:g>
              </table:table-cell>
              <table:table-cell office:value-type="float" office:value="350.8">
                <text:p>350.8</text:p>
                <draw:g>
                  <svg:desc>Planilha1.V6:Planilha1.AE6</svg:desc>
                </draw:g>
              </table:table-cell>
              <table:table-cell office:value-type="float" office:value="1162.8">
                <text:p>1162.8</text:p>
              </table:table-cell>
              <table:table-cell office:value-type="float" office:value="4803.6">
                <text:p>4803.6</text:p>
              </table:table-cell>
              <table:table-cell office:value-type="float" office:value="4054.5">
                <text:p>4054.5</text:p>
              </table:table-cell>
              <table:table-cell office:value-type="float" office:value="6459.2">
                <text:p>6459.2</text:p>
              </table:table-cell>
              <table:table-cell office:value-type="float" office:value="9242">
                <text:p>9242</text:p>
              </table:table-cell>
              <table:table-cell office:value-type="float" office:value="17050.9">
                <text:p>17050.9</text:p>
              </table:table-cell>
              <table:table-cell office:value-type="float" office:value="17667.1">
                <text:p>17667.1</text:p>
              </table:table-cell>
              <table:table-cell office:value-type="float" office:value="21184.9">
                <text:p>21184.9</text:p>
              </table:table-cell>
              <table:table-cell office:value-type="float" office:value="34363.5">
                <text:p>34363.5</text:p>
              </table:table-cell>
            </table:table-row>
            <table:table-row>
              <table:table-cell office:value-type="string">
                <text:p>Merge</text:p>
                <draw:g>
                  <svg:desc>Planilha1.A7:Planilha1.A7</svg:desc>
                </draw:g>
              </table:table-cell>
              <table:table-cell office:value-type="float" office:value="3.7">
                <text:p>3.7</text:p>
                <draw:g>
                  <svg:desc>Planilha1.V7:Planilha1.AE7</svg:desc>
                </draw:g>
              </table:table-cell>
              <table:table-cell office:value-type="float" office:value="3.8">
                <text:p>3.8</text:p>
              </table:table-cell>
              <table:table-cell office:value-type="float" office:value="4.7">
                <text:p>4.7</text:p>
              </table:table-cell>
              <table:table-cell office:value-type="float" office:value="6.2">
                <text:p>6.2</text:p>
              </table:table-cell>
              <table:table-cell office:value-type="float" office:value="8.2">
                <text:p>8.2</text:p>
              </table:table-cell>
              <table:table-cell office:value-type="float" office:value="9.6">
                <text:p>9.6</text:p>
              </table:table-cell>
              <table:table-cell office:value-type="float" office:value="15.5">
                <text:p>15.5</text:p>
              </table:table-cell>
              <table:table-cell office:value-type="float" office:value="20.2">
                <text:p>20.2</text:p>
              </table:table-cell>
              <table:table-cell office:value-type="float" office:value="18.8">
                <text:p>18.8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Shell</text:p>
                <draw:g>
                  <svg:desc>Planilha1.A8:Planilha1.A8</svg:desc>
                </draw:g>
              </table:table-cell>
              <table:table-cell office:value-type="float" office:value="1.3">
                <text:p>1.3</text:p>
                <draw:g>
                  <svg:desc>Planilha1.V8:Planilha1.AE8</svg:desc>
                </draw:g>
              </table:table-cell>
              <table:table-cell office:value-type="float" office:value="3.6">
                <text:p>3.6</text:p>
              </table:table-cell>
              <table:table-cell office:value-type="float" office:value="4.6">
                <text:p>4.6</text:p>
              </table:table-cell>
              <table:table-cell office:value-type="float" office:value="4.8">
                <text:p>4.8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  <table:table-cell office:value-type="float" office:value="13.6">
                <text:p>13.6</text:p>
              </table:table-cell>
              <table:table-cell office:value-type="float" office:value="13.4">
                <text:p>13.4</text:p>
              </table:table-cell>
              <table:table-cell office:value-type="float" office:value="13.2">
                <text:p>13.2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Quick</text:p>
                <draw:g>
                  <svg:desc>Planilha1.A9:Planilha1.A9</svg:desc>
                </draw:g>
              </table:table-cell>
              <table:table-cell office:value-type="float" office:value="2.3">
                <text:p>2.3</text:p>
                <draw:g>
                  <svg:desc>Planilha1.V9:Planilha1.AE9</svg:desc>
                </draw:g>
              </table:table-cell>
              <table:table-cell office:value-type="float" office:value="2.9">
                <text:p>2.9</text:p>
              </table:table-cell>
              <table:table-cell office:value-type="float" office:value="3.8">
                <text:p>3.8</text:p>
              </table:table-cell>
              <table:table-cell office:value-type="float" office:value="5.5">
                <text:p>5.5</text:p>
              </table:table-cell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  <table:table-cell office:value-type="float" office:value="9.5">
                <text:p>9.5</text:p>
              </table:table-cell>
              <table:table-cell office:value-type="float" office:value="10.4">
                <text:p>10.4</text:p>
              </table:table-cell>
              <table:table-cell office:value-type="float" office:value="9.7">
                <text:p>9.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Heap</text:p>
                <draw:g>
                  <svg:desc>Planilha1.A10:Planilha1.A10</svg:desc>
                </draw:g>
              </table:table-cell>
              <table:table-cell office:value-type="float" office:value="2.3">
                <text:p>2.3</text:p>
                <draw:g>
                  <svg:desc>Planilha1.V10:Planilha1.AE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4.8">
                <text:p>4.8</text:p>
              </table:table-cell>
              <table:table-cell office:value-type="float" office:value="4.4">
                <text:p>4.4</text:p>
              </table:table-cell>
              <table:table-cell office:value-type="float" office:value="5">
                <text:p>5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10.6">
                <text:p>10.6</text:p>
              </table:table-cell>
              <table:table-cell office:value-type="float" office:value="10.7">
                <text:p>10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20A1E16DA75ED138.png" xlink:type="simple" xlink:show="embed" xlink:actuate="onLoad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632cm" svg:height="16.728cm" xlink:href=".." xlink:type="simple" chart:class="chart:line" chart:style-name="ch1">
        <chart:title svg:x="9.198cm" svg:y="0.47cm" chart:style-name="ch2">
          <text:p>Tempo de execução da ordenação</text:p>
        </chart:title>
        <chart:subtitle svg:x="11.222cm" svg:y="1.609cm" chart:style-name="ch3">
          <text:p>Ordem randômica</text:p>
        </chart:subtitle>
        <chart:legend chart:legend-position="end" svg:x="22.827cm" svg:y="6.55cm" style:legend-expansion="high" chart:style-name="ch4"/>
        <chart:plot-area chart:style-name="ch5" table:cell-range-address="Planilha1.V3:Planilha1.AE10 Planilha1.A4:Planilha1.A10" chart:data-source-has-labels="both" svg:x="1.513cm" svg:y="2.6cm" svg:width="20.802cm" svg:height="12.823cm">
          <chart:coordinate-region svg:x="2.717cm" svg:y="2.802cm" svg:width="19.31cm" svg:height="11.968cm"/>
          <chart:axis chart:dimension="x" chart:name="primary-x" chart:style-name="ch6" chartooo:axis-type="auto">
            <chartooo:date-scale/>
            <chart:title svg:x="10.142cm" svg:y="15.757cm" chart:style-name="ch7">
              <text:p>Tamanho da amostra (K)</text:p>
            </chart:title>
            <chart:categories table:cell-range-address="Planilha1.V3:Planilha1.AE3"/>
          </chart:axis>
          <chart:axis chart:dimension="y" chart:name="primary-y" chart:style-name="ch6">
            <chart:title svg:x="0.451cm" svg:y="9.904cm" chart:style-name="ch8">
              <text:p>Tempo (ms)</text:p>
            </chart:title>
            <chart:grid chart:style-name="ch9" chart:class="major"/>
          </chart:axis>
          <chart:series chart:style-name="ch10" chart:values-cell-range-address="Planilha1.V4:Planilha1.AE4" chart:label-cell-address="Planilha1.A4:Planilha1.A4" chart:class="chart:line">
            <chart:data-point chart:repeated="10"/>
          </chart:series>
          <chart:series chart:style-name="ch11" chart:values-cell-range-address="Planilha1.V5:Planilha1.AE5" chart:label-cell-address="Planilha1.A5:Planilha1.A5" chart:class="chart:line">
            <chart:data-point chart:repeated="10"/>
          </chart:series>
          <chart:series chart:style-name="ch12" chart:values-cell-range-address="Planilha1.V6:Planilha1.AE6" chart:label-cell-address="Planilha1.A6:Planilha1.A6" chart:class="chart:line">
            <chart:data-point chart:repeated="10"/>
          </chart:series>
          <chart:series chart:style-name="ch13" chart:values-cell-range-address="Planilha1.V7:Planilha1.AE7" chart:label-cell-address="Planilha1.A7:Planilha1.A7" chart:class="chart:line">
            <chart:data-point chart:repeated="10"/>
          </chart:series>
          <chart:series chart:style-name="ch14" chart:values-cell-range-address="Planilha1.V8:Planilha1.AE8" chart:label-cell-address="Planilha1.A8:Planilha1.A8" chart:class="chart:line">
            <chart:data-point chart:repeated="10"/>
          </chart:series>
          <chart:series chart:style-name="ch15" chart:values-cell-range-address="Planilha1.V9:Planilha1.AE9" chart:label-cell-address="Planilha1.A9:Planilha1.A9" chart:class="chart:line">
            <chart:data-point chart:repeated="10"/>
          </chart:series>
          <chart:series chart:style-name="ch16" chart:values-cell-range-address="Planilha1.V10:Planilha1.AE10" chart:label-cell-address="Planilha1.A10:Planilha1.A10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Planilha1.V3:Planilha1.AE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Planilha1.A4:Planilha1.A4</svg:desc>
                </draw:g>
              </table:table-cell>
              <table:table-cell office:value-type="float" office:value="164.7">
                <text:p>164.7</text:p>
                <draw:g>
                  <svg:desc>Planilha1.V4:Planilha1.AE4</svg:desc>
                </draw:g>
              </table:table-cell>
              <table:table-cell office:value-type="float" office:value="662.8">
                <text:p>662.8</text:p>
              </table:table-cell>
              <table:table-cell office:value-type="float" office:value="1334.5">
                <text:p>1334.5</text:p>
              </table:table-cell>
              <table:table-cell office:value-type="float" office:value="1536.6">
                <text:p>1536.6</text:p>
              </table:table-cell>
              <table:table-cell office:value-type="float" office:value="2392.5">
                <text:p>2392.5</text:p>
              </table:table-cell>
              <table:table-cell office:value-type="float" office:value="3474.6">
                <text:p>3474.6</text:p>
              </table:table-cell>
              <table:table-cell office:value-type="float" office:value="5605.6">
                <text:p>5605.6</text:p>
              </table:table-cell>
              <table:table-cell office:value-type="float" office:value="6153">
                <text:p>6153</text:p>
              </table:table-cell>
              <table:table-cell office:value-type="float" office:value="7740.9">
                <text:p>7740.9</text:p>
              </table:table-cell>
              <table:table-cell office:value-type="float" office:value="12718.8">
                <text:p>12718.8</text:p>
              </table:table-cell>
            </table:table-row>
            <table:table-row>
              <table:table-cell office:value-type="string">
                <text:p>Insertion</text:p>
                <draw:g>
                  <svg:desc>Planilha1.A5:Planilha1.A5</svg:desc>
                </draw:g>
              </table:table-cell>
              <table:table-cell office:value-type="float" office:value="111.4">
                <text:p>111.4</text:p>
                <draw:g>
                  <svg:desc>Planilha1.V5:Planilha1.AE5</svg:desc>
                </draw:g>
              </table:table-cell>
              <table:table-cell office:value-type="float" office:value="400.6">
                <text:p>400.6</text:p>
              </table:table-cell>
              <table:table-cell office:value-type="float" office:value="734.3">
                <text:p>734.3</text:p>
              </table:table-cell>
              <table:table-cell office:value-type="float" office:value="1023.4">
                <text:p>1023.4</text:p>
              </table:table-cell>
              <table:table-cell office:value-type="float" office:value="1582.8">
                <text:p>1582.8</text:p>
              </table:table-cell>
              <table:table-cell office:value-type="float" office:value="2303.5">
                <text:p>2303.5</text:p>
              </table:table-cell>
              <table:table-cell office:value-type="float" office:value="4101.6">
                <text:p>4101.6</text:p>
              </table:table-cell>
              <table:table-cell office:value-type="float" office:value="4194.8">
                <text:p>4194.8</text:p>
              </table:table-cell>
              <table:table-cell office:value-type="float" office:value="5374.1">
                <text:p>5374.1</text:p>
              </table:table-cell>
              <table:table-cell office:value-type="float" office:value="8768.3">
                <text:p>8768.3</text:p>
              </table:table-cell>
            </table:table-row>
            <table:table-row>
              <table:table-cell office:value-type="string">
                <text:p>Bubble</text:p>
                <draw:g>
                  <svg:desc>Planilha1.A6:Planilha1.A6</svg:desc>
                </draw:g>
              </table:table-cell>
              <table:table-cell office:value-type="float" office:value="350.8">
                <text:p>350.8</text:p>
                <draw:g>
                  <svg:desc>Planilha1.V6:Planilha1.AE6</svg:desc>
                </draw:g>
              </table:table-cell>
              <table:table-cell office:value-type="float" office:value="1162.8">
                <text:p>1162.8</text:p>
              </table:table-cell>
              <table:table-cell office:value-type="float" office:value="4803.6">
                <text:p>4803.6</text:p>
              </table:table-cell>
              <table:table-cell office:value-type="float" office:value="4054.5">
                <text:p>4054.5</text:p>
              </table:table-cell>
              <table:table-cell office:value-type="float" office:value="6459.2">
                <text:p>6459.2</text:p>
              </table:table-cell>
              <table:table-cell office:value-type="float" office:value="9242">
                <text:p>9242</text:p>
              </table:table-cell>
              <table:table-cell office:value-type="float" office:value="17050.9">
                <text:p>17050.9</text:p>
              </table:table-cell>
              <table:table-cell office:value-type="float" office:value="17667.1">
                <text:p>17667.1</text:p>
              </table:table-cell>
              <table:table-cell office:value-type="float" office:value="21184.9">
                <text:p>21184.9</text:p>
              </table:table-cell>
              <table:table-cell office:value-type="float" office:value="34363.5">
                <text:p>34363.5</text:p>
              </table:table-cell>
            </table:table-row>
            <table:table-row>
              <table:table-cell office:value-type="string">
                <text:p>Merge</text:p>
                <draw:g>
                  <svg:desc>Planilha1.A7:Planilha1.A7</svg:desc>
                </draw:g>
              </table:table-cell>
              <table:table-cell office:value-type="float" office:value="3.7">
                <text:p>3.7</text:p>
                <draw:g>
                  <svg:desc>Planilha1.V7:Planilha1.AE7</svg:desc>
                </draw:g>
              </table:table-cell>
              <table:table-cell office:value-type="float" office:value="3.8">
                <text:p>3.8</text:p>
              </table:table-cell>
              <table:table-cell office:value-type="float" office:value="4.7">
                <text:p>4.7</text:p>
              </table:table-cell>
              <table:table-cell office:value-type="float" office:value="6.2">
                <text:p>6.2</text:p>
              </table:table-cell>
              <table:table-cell office:value-type="float" office:value="8.2">
                <text:p>8.2</text:p>
              </table:table-cell>
              <table:table-cell office:value-type="float" office:value="9.6">
                <text:p>9.6</text:p>
              </table:table-cell>
              <table:table-cell office:value-type="float" office:value="15.5">
                <text:p>15.5</text:p>
              </table:table-cell>
              <table:table-cell office:value-type="float" office:value="20.2">
                <text:p>20.2</text:p>
              </table:table-cell>
              <table:table-cell office:value-type="float" office:value="18.8">
                <text:p>18.8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Shell</text:p>
                <draw:g>
                  <svg:desc>Planilha1.A8:Planilha1.A8</svg:desc>
                </draw:g>
              </table:table-cell>
              <table:table-cell office:value-type="float" office:value="1.3">
                <text:p>1.3</text:p>
                <draw:g>
                  <svg:desc>Planilha1.V8:Planilha1.AE8</svg:desc>
                </draw:g>
              </table:table-cell>
              <table:table-cell office:value-type="float" office:value="3.6">
                <text:p>3.6</text:p>
              </table:table-cell>
              <table:table-cell office:value-type="float" office:value="4.6">
                <text:p>4.6</text:p>
              </table:table-cell>
              <table:table-cell office:value-type="float" office:value="4.8">
                <text:p>4.8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  <table:table-cell office:value-type="float" office:value="13.6">
                <text:p>13.6</text:p>
              </table:table-cell>
              <table:table-cell office:value-type="float" office:value="13.4">
                <text:p>13.4</text:p>
              </table:table-cell>
              <table:table-cell office:value-type="float" office:value="13.2">
                <text:p>13.2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Quick</text:p>
                <draw:g>
                  <svg:desc>Planilha1.A9:Planilha1.A9</svg:desc>
                </draw:g>
              </table:table-cell>
              <table:table-cell office:value-type="float" office:value="2.3">
                <text:p>2.3</text:p>
                <draw:g>
                  <svg:desc>Planilha1.V9:Planilha1.AE9</svg:desc>
                </draw:g>
              </table:table-cell>
              <table:table-cell office:value-type="float" office:value="2.9">
                <text:p>2.9</text:p>
              </table:table-cell>
              <table:table-cell office:value-type="float" office:value="3.8">
                <text:p>3.8</text:p>
              </table:table-cell>
              <table:table-cell office:value-type="float" office:value="5.5">
                <text:p>5.5</text:p>
              </table:table-cell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  <table:table-cell office:value-type="float" office:value="9.5">
                <text:p>9.5</text:p>
              </table:table-cell>
              <table:table-cell office:value-type="float" office:value="10.4">
                <text:p>10.4</text:p>
              </table:table-cell>
              <table:table-cell office:value-type="float" office:value="9.7">
                <text:p>9.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Heap</text:p>
                <draw:g>
                  <svg:desc>Planilha1.A10:Planilha1.A10</svg:desc>
                </draw:g>
              </table:table-cell>
              <table:table-cell office:value-type="float" office:value="2.3">
                <text:p>2.3</text:p>
                <draw:g>
                  <svg:desc>Planilha1.V10:Planilha1.AE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4.8">
                <text:p>4.8</text:p>
              </table:table-cell>
              <table:table-cell office:value-type="float" office:value="4.4">
                <text:p>4.4</text:p>
              </table:table-cell>
              <table:table-cell office:value-type="float" office:value="5">
                <text:p>5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10.6">
                <text:p>10.6</text:p>
              </table:table-cell>
              <table:table-cell office:value-type="float" office:value="10.7">
                <text:p>10.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20A1E16DA75ED138.png" xlink:type="simple" xlink:show="embed" xlink:actuate="onLoad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025cm" svg:height="14.27cm" xlink:href=".." xlink:type="simple" chart:class="chart:line" chart:style-name="ch1">
        <chart:title svg:x="9.394cm" svg:y="0.421cm" chart:style-name="ch2">
          <text:p>Tempo de execução da ordenação</text:p>
        </chart:title>
        <chart:subtitle svg:x="9.396cm" svg:y="1.511cm" chart:style-name="ch3">
          <text:p>Algoritmos eficientes em ordem crescente</text:p>
        </chart:subtitle>
        <chart:legend chart:legend-position="end" svg:x="23.305cm" svg:y="5.825cm" style:legend-expansion="high" chart:style-name="ch4"/>
        <chart:plot-area chart:style-name="ch5" table:cell-range-address="Planilha1.B3:Planilha1.K3 Planilha1.A5:Planilha1.K5 Planilha1.A7:Planilha1.K10" chart:data-source-has-labels="both" svg:x="1.521cm" svg:y="2.453cm" svg:width="21.264cm" svg:height="10.561cm">
          <chart:coordinate-region svg:x="2.153cm" svg:y="2.655cm" svg:width="20.344cm" svg:height="9.706cm"/>
          <chart:axis chart:dimension="x" chart:name="primary-x" chart:style-name="ch6" chartooo:axis-type="auto">
            <chartooo:date-scale/>
            <chart:title svg:x="10.381cm" svg:y="13.299cm" chart:style-name="ch7">
              <text:p>Tamanho da amostra (K)</text:p>
            </chart:title>
            <chart:categories table:cell-range-address="Planilha1.B3:Planilha1.K3"/>
          </chart:axis>
          <chart:axis chart:dimension="y" chart:name="primary-y" chart:style-name="ch6">
            <chart:title svg:x="0.451cm" svg:y="8.626cm" chart:style-name="ch8">
              <text:p>Tempo (ms)</text:p>
            </chart:title>
            <chart:grid chart:style-name="ch9" chart:class="major"/>
          </chart:axis>
          <chart:series chart:style-name="ch10" chart:values-cell-range-address="Planilha1.B5:Planilha1.K5" chart:label-cell-address="Planilha1.A5:Planilha1.A5" chart:class="chart:line">
            <chart:data-point chart:repeated="10"/>
          </chart:series>
          <chart:series chart:style-name="ch11" chart:values-cell-range-address="Planilha1.B7:Planilha1.K7" chart:label-cell-address="Planilha1.A7:Planilha1.A7" chart:class="chart:line">
            <chart:data-point chart:repeated="10"/>
          </chart:series>
          <chart:series chart:style-name="ch12" chart:values-cell-range-address="Planilha1.B8:Planilha1.K8" chart:label-cell-address="Planilha1.A8:Planilha1.A8" chart:class="chart:line">
            <chart:data-point chart:repeated="10"/>
          </chart:series>
          <chart:series chart:style-name="ch13" chart:values-cell-range-address="Planilha1.B9:Planilha1.K9" chart:label-cell-address="Planilha1.A9:Planilha1.A9" chart:class="chart:line">
            <chart:data-point chart:repeated="10"/>
          </chart:series>
          <chart:series chart:style-name="ch14" chart:values-cell-range-address="Planilha1.B10:Planilha1.K10" chart:label-cell-address="Planilha1.A10:Planilha1.A10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Planilha1.B3:Planilha1.K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Insertion</text:p>
                <draw:g>
                  <svg:desc>Planilha1.A5:Planilha1.A5</svg:desc>
                </draw:g>
              </table:table-cell>
              <table:table-cell office:value-type="float" office:value="0">
                <text:p>0</text:p>
                <draw:g>
                  <svg:desc>Planilha1.B5:Planilha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rge</text:p>
                <draw:g>
                  <svg:desc>Planilha1.A7:Planilha1.A7</svg:desc>
                </draw:g>
              </table:table-cell>
              <table:table-cell office:value-type="float" office:value="5">
                <text:p>5</text:p>
                <draw:g>
                  <svg:desc>Planilha1.B7:Planilha1.K7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hell</text:p>
                <draw:g>
                  <svg:desc>Planilha1.A8:Planilha1.A8</svg:desc>
                </draw:g>
              </table:table-cell>
              <table:table-cell office:value-type="float" office:value="0">
                <text:p>0</text:p>
                <draw:g>
                  <svg:desc>Planilha1.B8:Planilha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ick</text:p>
                <draw:g>
                  <svg:desc>Planilha1.A9:Planilha1.A9</svg:desc>
                </draw:g>
              </table:table-cell>
              <table:table-cell office:value-type="float" office:value="0">
                <text:p>0</text:p>
                <draw:g>
                  <svg:desc>Planilha1.B9:Planilha1.K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eap</text:p>
                <draw:g>
                  <svg:desc>Planilha1.A10:Planilha1.A10</svg:desc>
                </draw:g>
              </table:table-cell>
              <table:table-cell office:value-type="float" office:value="0">
                <text:p>0</text:p>
                <draw:g>
                  <svg:desc>Planilha1.B10:Planilha1.K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20A1E16DA75ED138.png" xlink:type="simple" xlink:show="embed" xlink:actuate="onLoad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712cm" svg:height="16.118cm" xlink:href=".." xlink:type="simple" chart:class="chart:line" chart:style-name="ch1">
        <chart:title svg:x="8.238cm" svg:y="0.458cm" chart:style-name="ch2">
          <text:p>Tempo de execução de ordenação</text:p>
        </chart:title>
        <chart:subtitle svg:x="8.029cm" svg:y="1.585cm" chart:style-name="ch3">
          <text:p>Algoritmos eficientes em ordem decrescente</text:p>
        </chart:subtitle>
        <chart:legend chart:legend-position="end" svg:x="21.373cm" svg:y="7.001cm" style:legend-expansion="high" chart:style-name="ch4"/>
        <chart:plot-area chart:style-name="ch5" table:cell-range-address="Planilha1.L3:Planilha1.U3 Planilha1.A7:Planilha1.A10 Planilha1.L7:Planilha1.U10" chart:data-source-has-labels="both" svg:x="1.475cm" svg:y="2.564cm" svg:width="19.424cm" svg:height="12.261cm">
          <chart:coordinate-region svg:x="2.107cm" svg:y="2.766cm" svg:width="18.504cm" svg:height="11.406cm"/>
          <chart:axis chart:dimension="x" chart:name="primary-x" chart:style-name="ch6" chartooo:axis-type="auto">
            <chartooo:date-scale/>
            <chart:title svg:x="9.415cm" svg:y="15.147cm" chart:style-name="ch7">
              <text:p>Tamanho da amostra (K)</text:p>
            </chart:title>
            <chart:categories table:cell-range-address="Planilha1.L3:Planilha1.U3"/>
          </chart:axis>
          <chart:axis chart:dimension="y" chart:name="primary-y" chart:style-name="ch6">
            <chart:title svg:x="0.451cm" svg:y="9.587cm" chart:style-name="ch8">
              <text:p>Tempo (ms)</text:p>
            </chart:title>
            <chart:grid chart:style-name="ch9" chart:class="major"/>
          </chart:axis>
          <chart:series chart:style-name="ch10" chart:values-cell-range-address="Planilha1.L7:Planilha1.U7" chart:label-cell-address="Planilha1.A7:Planilha1.A7" chart:class="chart:line">
            <chart:data-point chart:repeated="10"/>
          </chart:series>
          <chart:series chart:style-name="ch11" chart:values-cell-range-address="Planilha1.L8:Planilha1.U8" chart:label-cell-address="Planilha1.A8:Planilha1.A8" chart:class="chart:line">
            <chart:data-point chart:repeated="10"/>
          </chart:series>
          <chart:series chart:style-name="ch12" chart:values-cell-range-address="Planilha1.L9:Planilha1.U9" chart:label-cell-address="Planilha1.A9:Planilha1.A9" chart:class="chart:line">
            <chart:data-point chart:repeated="10"/>
          </chart:series>
          <chart:series chart:style-name="ch13" chart:values-cell-range-address="Planilha1.L10:Planilha1.U10" chart:label-cell-address="Planilha1.A10:Planilha1.A10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Planilha1.L3:Planilha1.U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Merge</text:p>
                <draw:g>
                  <svg:desc>Planilha1.A7:Planilha1.A7</svg:desc>
                </draw:g>
              </table:table-cell>
              <table:table-cell office:value-type="float" office:value="0">
                <text:p>0</text:p>
                <draw:g>
                  <svg:desc>Planilha1.L7:Planilha1.U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Shell</text:p>
                <draw:g>
                  <svg:desc>Planilha1.A8:Planilha1.A8</svg:desc>
                </draw:g>
              </table:table-cell>
              <table:table-cell office:value-type="float" office:value="0">
                <text:p>0</text:p>
                <draw:g>
                  <svg:desc>Planilha1.L8:Planilha1.U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ick</text:p>
                <draw:g>
                  <svg:desc>Planilha1.A9:Planilha1.A9</svg:desc>
                </draw:g>
              </table:table-cell>
              <table:table-cell office:value-type="float" office:value="0">
                <text:p>0</text:p>
                <draw:g>
                  <svg:desc>Planilha1.L9:Planilha1.U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eap</text:p>
                <draw:g>
                  <svg:desc>Planilha1.A10:Planilha1.A10</svg:desc>
                </draw:g>
              </table:table-cell>
              <table:table-cell office:value-type="float" office:value="1">
                <text:p>1</text:p>
                <draw:g>
                  <svg:desc>Planilha1.L10:Planilha1.U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20A1E16DA75ED138.png" xlink:type="simple" xlink:show="embed" xlink:actuate="onLoad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892cm" svg:height="15.136cm" xlink:href=".." xlink:type="simple" chart:class="chart:line" chart:style-name="ch1">
        <chart:title svg:x="9.828cm" svg:y="0.438cm" chart:style-name="ch2">
          <text:p>Tempo de execução da ordenação</text:p>
        </chart:title>
        <chart:subtitle svg:x="9.82cm" svg:y="1.545cm" chart:style-name="ch3">
          <text:p>Algoritmos eficientes na ordem randômica</text:p>
        </chart:subtitle>
        <chart:legend chart:legend-position="end" svg:x="24.553cm" svg:y="6.51cm" style:legend-expansion="high" chart:style-name="ch4"/>
        <chart:plot-area chart:style-name="ch5" table:cell-range-address="Planilha1.V3:Planilha1.AE3 Planilha1.A7:Planilha1.A10 Planilha1.V7:Planilha1.AE10" chart:data-source-has-labels="both" svg:x="1.538cm" svg:y="2.504cm" svg:width="22.478cm" svg:height="11.359cm">
          <chart:coordinate-region svg:x="2.17cm" svg:y="2.706cm" svg:width="21.558cm" svg:height="10.504cm"/>
          <chart:axis chart:dimension="x" chart:name="primary-x" chart:style-name="ch6" chartooo:axis-type="auto">
            <chartooo:date-scale/>
            <chart:title svg:x="11.005cm" svg:y="14.165cm" chart:style-name="ch7">
              <text:p>Tamanho da amostra (K)</text:p>
            </chart:title>
            <chart:categories table:cell-range-address="Planilha1.V3:Planilha1.AE3"/>
          </chart:axis>
          <chart:axis chart:dimension="y" chart:name="primary-y" chart:style-name="ch6">
            <chart:title svg:x="0.451cm" svg:y="9.076cm" chart:style-name="ch8">
              <text:p>Tempo (ms)</text:p>
            </chart:title>
            <chart:grid chart:style-name="ch9" chart:class="major"/>
          </chart:axis>
          <chart:series chart:style-name="ch10" chart:values-cell-range-address="Planilha1.V7:Planilha1.AE7" chart:label-cell-address="Planilha1.A7:Planilha1.A7" chart:class="chart:line">
            <chart:data-point chart:repeated="10"/>
          </chart:series>
          <chart:series chart:style-name="ch11" chart:values-cell-range-address="Planilha1.V8:Planilha1.AE8" chart:label-cell-address="Planilha1.A8:Planilha1.A8" chart:class="chart:line">
            <chart:data-point chart:repeated="10"/>
          </chart:series>
          <chart:series chart:style-name="ch12" chart:values-cell-range-address="Planilha1.V9:Planilha1.AE9" chart:label-cell-address="Planilha1.A9:Planilha1.A9" chart:class="chart:line">
            <chart:data-point chart:repeated="10"/>
          </chart:series>
          <chart:series chart:style-name="ch13" chart:values-cell-range-address="Planilha1.V10:Planilha1.AE10" chart:label-cell-address="Planilha1.A10:Planilha1.A10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Planilha1.V3:Planilha1.AE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Merge</text:p>
                <draw:g>
                  <svg:desc>Planilha1.A7:Planilha1.A7</svg:desc>
                </draw:g>
              </table:table-cell>
              <table:table-cell office:value-type="float" office:value="3.7">
                <text:p>3.7</text:p>
                <draw:g>
                  <svg:desc>Planilha1.V7:Planilha1.AE7</svg:desc>
                </draw:g>
              </table:table-cell>
              <table:table-cell office:value-type="float" office:value="3.8">
                <text:p>3.8</text:p>
              </table:table-cell>
              <table:table-cell office:value-type="float" office:value="4.7">
                <text:p>4.7</text:p>
              </table:table-cell>
              <table:table-cell office:value-type="float" office:value="6.2">
                <text:p>6.2</text:p>
              </table:table-cell>
              <table:table-cell office:value-type="float" office:value="8.2">
                <text:p>8.2</text:p>
              </table:table-cell>
              <table:table-cell office:value-type="float" office:value="9.6">
                <text:p>9.6</text:p>
              </table:table-cell>
              <table:table-cell office:value-type="float" office:value="15.5">
                <text:p>15.5</text:p>
              </table:table-cell>
              <table:table-cell office:value-type="float" office:value="20.2">
                <text:p>20.2</text:p>
              </table:table-cell>
              <table:table-cell office:value-type="float" office:value="18.8">
                <text:p>18.8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Shell</text:p>
                <draw:g>
                  <svg:desc>Planilha1.A8:Planilha1.A8</svg:desc>
                </draw:g>
              </table:table-cell>
              <table:table-cell office:value-type="float" office:value="1.3">
                <text:p>1.3</text:p>
                <draw:g>
                  <svg:desc>Planilha1.V8:Planilha1.AE8</svg:desc>
                </draw:g>
              </table:table-cell>
              <table:table-cell office:value-type="float" office:value="3.6">
                <text:p>3.6</text:p>
              </table:table-cell>
              <table:table-cell office:value-type="float" office:value="4.6">
                <text:p>4.6</text:p>
              </table:table-cell>
              <table:table-cell office:value-type="float" office:value="4.8">
                <text:p>4.8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  <table:table-cell office:value-type="float" office:value="13.6">
                <text:p>13.6</text:p>
              </table:table-cell>
              <table:table-cell office:value-type="float" office:value="13.4">
                <text:p>13.4</text:p>
              </table:table-cell>
              <table:table-cell office:value-type="float" office:value="13.2">
                <text:p>13.2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Quick</text:p>
                <draw:g>
                  <svg:desc>Planilha1.A9:Planilha1.A9</svg:desc>
                </draw:g>
              </table:table-cell>
              <table:table-cell office:value-type="float" office:value="2.3">
                <text:p>2.3</text:p>
                <draw:g>
                  <svg:desc>Planilha1.V9:Planilha1.AE9</svg:desc>
                </draw:g>
              </table:table-cell>
              <table:table-cell office:value-type="float" office:value="2.9">
                <text:p>2.9</text:p>
              </table:table-cell>
              <table:table-cell office:value-type="float" office:value="3.8">
                <text:p>3.8</text:p>
              </table:table-cell>
              <table:table-cell office:value-type="float" office:value="5.5">
                <text:p>5.5</text:p>
              </table:table-cell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  <table:table-cell office:value-type="float" office:value="9.5">
                <text:p>9.5</text:p>
              </table:table-cell>
              <table:table-cell office:value-type="float" office:value="10.4">
                <text:p>10.4</text:p>
              </table:table-cell>
              <table:table-cell office:value-type="float" office:value="9.7">
                <text:p>9.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Heap</text:p>
                <draw:g>
                  <svg:desc>Planilha1.A10:Planilha1.A10</svg:desc>
                </draw:g>
              </table:table-cell>
              <table:table-cell office:value-type="float" office:value="2.3">
                <text:p>2.3</text:p>
                <draw:g>
                  <svg:desc>Planilha1.V10:Planilha1.AE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4.8">
                <text:p>4.8</text:p>
              </table:table-cell>
              <table:table-cell office:value-type="float" office:value="4.4">
                <text:p>4.4</text:p>
              </table:table-cell>
              <table:table-cell office:value-type="float" office:value="5">
                <text:p>5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10.6">
                <text:p>10.6</text:p>
              </table:table-cell>
              <table:table-cell office:value-type="float" office:value="10.7">
                <text:p>10.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20A1E16DA75ED138.png" xlink:type="simple" xlink:show="embed" xlink:actuate="onLoad"/>
  </office:styles>
</office:document-styles>
</file>